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b1b" officeooo:paragraph-rsid="005f4848"/>
    </style:style>
    <style:style style:name="P2" style:family="paragraph" style:parent-style-name="Standard">
      <style:text-properties officeooo:rsid="001304de" officeooo:paragraph-rsid="001304de"/>
    </style:style>
    <style:style style:name="P3" style:family="paragraph" style:parent-style-name="Standard">
      <style:text-properties officeooo:rsid="001304de" officeooo:paragraph-rsid="00269625"/>
    </style:style>
    <style:style style:name="P4" style:family="paragraph" style:parent-style-name="Standard">
      <style:text-properties officeooo:rsid="001304de" officeooo:paragraph-rsid="002ab298"/>
    </style:style>
    <style:style style:name="P5" style:family="paragraph" style:parent-style-name="Standard">
      <style:text-properties officeooo:rsid="001304de" officeooo:paragraph-rsid="003bd805"/>
    </style:style>
    <style:style style:name="P6" style:family="paragraph" style:parent-style-name="Standard">
      <style:text-properties officeooo:rsid="001304de" officeooo:paragraph-rsid="00d68c27"/>
    </style:style>
    <style:style style:name="P7" style:family="paragraph" style:parent-style-name="Standard">
      <style:text-properties officeooo:rsid="001304de" officeooo:paragraph-rsid="00d91f85"/>
    </style:style>
    <style:style style:name="P8" style:family="paragraph" style:parent-style-name="Standard">
      <style:paragraph-properties>
        <style:tab-stops>
          <style:tab-stop style:position="2.5201in"/>
        </style:tab-stops>
      </style:paragraph-properties>
      <style:text-properties officeooo:rsid="001304de" officeooo:paragraph-rsid="00d91f85"/>
    </style:style>
    <style:style style:name="P9" style:family="paragraph" style:parent-style-name="Standard">
      <style:text-properties officeooo:rsid="001304de" officeooo:paragraph-rsid="00da9bd7"/>
    </style:style>
    <style:style style:name="P10" style:family="paragraph" style:parent-style-name="Standard">
      <style:text-properties officeooo:rsid="001304de" officeooo:paragraph-rsid="00e25424"/>
    </style:style>
    <style:style style:name="P11" style:family="paragraph" style:parent-style-name="Standard">
      <style:text-properties officeooo:rsid="001304de" officeooo:paragraph-rsid="00c1e29f"/>
    </style:style>
    <style:style style:name="P12" style:family="paragraph" style:parent-style-name="Standard">
      <style:text-properties officeooo:rsid="001304de" officeooo:paragraph-rsid="00e68cdc"/>
    </style:style>
    <style:style style:name="P13" style:family="paragraph" style:parent-style-name="Standard">
      <style:text-properties officeooo:rsid="001304de" officeooo:paragraph-rsid="00e991ee"/>
    </style:style>
    <style:style style:name="P14" style:family="paragraph" style:parent-style-name="Standard">
      <style:text-properties officeooo:rsid="001304de" officeooo:paragraph-rsid="00e9dfe6"/>
    </style:style>
    <style:style style:name="P15" style:family="paragraph" style:parent-style-name="Standard">
      <style:text-properties officeooo:rsid="001304de" officeooo:paragraph-rsid="00ea2f1f"/>
    </style:style>
    <style:style style:name="P16" style:family="paragraph" style:parent-style-name="Standard">
      <style:text-properties officeooo:rsid="001304de" officeooo:paragraph-rsid="00f6ee93"/>
    </style:style>
    <style:style style:name="P17" style:family="paragraph" style:parent-style-name="Standard">
      <style:text-properties officeooo:rsid="001304de" officeooo:paragraph-rsid="00f9917d"/>
    </style:style>
    <style:style style:name="P18" style:family="paragraph" style:parent-style-name="Standard">
      <style:text-properties officeooo:rsid="001304de" officeooo:paragraph-rsid="00fca2a1"/>
    </style:style>
    <style:style style:name="P19" style:family="paragraph" style:parent-style-name="Standard">
      <style:text-properties officeooo:rsid="001304de" officeooo:paragraph-rsid="010b3795"/>
    </style:style>
    <style:style style:name="P20" style:family="paragraph" style:parent-style-name="Standard">
      <style:text-properties officeooo:rsid="001304de" officeooo:paragraph-rsid="01100b78"/>
    </style:style>
    <style:style style:name="P21" style:family="paragraph" style:parent-style-name="Standard">
      <style:text-properties officeooo:rsid="001304de" officeooo:paragraph-rsid="0110a851"/>
    </style:style>
    <style:style style:name="P22" style:family="paragraph" style:parent-style-name="Standard">
      <style:text-properties fo:font-weight="bold" officeooo:rsid="0017b9b5" officeooo:paragraph-rsid="00207848" style:font-weight-asian="bold" style:font-weight-complex="bold"/>
    </style:style>
    <style:style style:name="P23" style:family="paragraph" style:parent-style-name="Standard">
      <style:text-properties fo:font-weight="bold" officeooo:rsid="001304de" officeooo:paragraph-rsid="001304de" style:font-weight-asian="bold" style:font-weight-complex="bold"/>
    </style:style>
    <style:style style:name="P24" style:family="paragraph" style:parent-style-name="Standard">
      <style:text-properties fo:font-weight="bold" officeooo:rsid="001304de" officeooo:paragraph-rsid="00269625" style:font-weight-asian="bold" style:font-weight-complex="bold"/>
    </style:style>
    <style:style style:name="P25" style:family="paragraph" style:parent-style-name="Standard">
      <style:text-properties fo:font-weight="bold" officeooo:rsid="001304de" officeooo:paragraph-rsid="00d91f85" style:font-weight-asian="bold" style:font-weight-complex="bold"/>
    </style:style>
    <style:style style:name="P26" style:family="paragraph" style:parent-style-name="Standard">
      <style:text-properties fo:font-weight="bold" officeooo:rsid="001304de" officeooo:paragraph-rsid="00e9dfe6" style:font-weight-asian="bold" style:font-weight-complex="bold"/>
    </style:style>
    <style:style style:name="P27" style:family="paragraph" style:parent-style-name="Standard">
      <style:text-properties fo:font-weight="bold" officeooo:rsid="001304de" officeooo:paragraph-rsid="00ea2f1f" style:font-weight-asian="bold" style:font-weight-complex="bold"/>
    </style:style>
    <style:style style:name="P28" style:family="paragraph" style:parent-style-name="Standard">
      <style:text-properties fo:font-weight="bold" officeooo:rsid="001304de" officeooo:paragraph-rsid="00f9917d" style:font-weight-asian="bold" style:font-weight-complex="bold"/>
    </style:style>
    <style:style style:name="P29" style:family="paragraph" style:parent-style-name="Standard">
      <style:text-properties fo:font-weight="bold" officeooo:rsid="001304de" officeooo:paragraph-rsid="0100a608" style:font-weight-asian="bold" style:font-weight-complex="bold"/>
    </style:style>
    <style:style style:name="P30" style:family="paragraph" style:parent-style-name="Standard">
      <style:text-properties fo:font-weight="bold" officeooo:rsid="001304de" officeooo:paragraph-rsid="00e25424" style:font-weight-asian="bold" style:font-weight-complex="bold"/>
    </style:style>
    <style:style style:name="P31" style:family="paragraph" style:parent-style-name="Standard">
      <style:text-properties fo:font-weight="bold" officeooo:rsid="001304de" officeooo:paragraph-rsid="00da9bd7" style:font-weight-asian="bold" style:font-weight-complex="bold"/>
    </style:style>
    <style:style style:name="P32" style:family="paragraph" style:parent-style-name="Standard">
      <style:text-properties fo:font-weight="bold" officeooo:rsid="001304de" officeooo:paragraph-rsid="00fca2a1" style:font-weight-asian="bold" style:font-weight-complex="bold"/>
    </style:style>
    <style:style style:name="P33" style:family="paragraph" style:parent-style-name="Standard">
      <style:text-properties fo:font-weight="bold" officeooo:rsid="001304de" officeooo:paragraph-rsid="00e68cdc" style:font-weight-asian="bold" style:font-weight-complex="bold"/>
    </style:style>
    <style:style style:name="P34" style:family="paragraph" style:parent-style-name="Standard">
      <style:text-properties fo:font-weight="bold" officeooo:rsid="001304de" officeooo:paragraph-rsid="00d68c27" style:font-weight-asian="bold" style:font-weight-complex="bold"/>
    </style:style>
    <style:style style:name="P35" style:family="paragraph" style:parent-style-name="Standard">
      <style:text-properties fo:font-weight="bold" officeooo:rsid="003f24c2" officeooo:paragraph-rsid="00902f63" style:font-weight-asian="bold" style:font-weight-complex="bold"/>
    </style:style>
    <style:style style:name="P36" style:family="paragraph" style:parent-style-name="Standard">
      <style:text-properties fo:font-weight="bold" officeooo:rsid="00128b1b" officeooo:paragraph-rsid="00a0723f" style:font-weight-asian="bold" style:font-weight-complex="bold"/>
    </style:style>
    <style:style style:name="P37" style:family="paragraph" style:parent-style-name="Standard">
      <style:text-properties fo:font-weight="bold" officeooo:rsid="00160cb4" officeooo:paragraph-rsid="00d4a460" style:font-weight-asian="bold" style:font-weight-complex="bold"/>
    </style:style>
    <style:style style:name="P38" style:family="paragraph" style:parent-style-name="Standard">
      <style:text-properties fo:font-weight="bold" officeooo:rsid="00160cb4" officeooo:paragraph-rsid="00d68c27" style:font-weight-asian="bold" style:font-weight-complex="bold"/>
    </style:style>
    <style:style style:name="P39" style:family="paragraph" style:parent-style-name="Standard">
      <style:text-properties fo:font-weight="bold" officeooo:rsid="00ea15a8" officeooo:paragraph-rsid="00ea15a8" style:font-weight-asian="bold" style:font-weight-complex="bold"/>
    </style:style>
    <style:style style:name="P40" style:family="paragraph" style:parent-style-name="Standard">
      <style:text-properties fo:font-weight="bold" officeooo:rsid="005d825c" officeooo:paragraph-rsid="005d825c" style:font-weight-asian="bold" style:font-weight-complex="bold"/>
    </style:style>
    <style:style style:name="P41" style:family="paragraph" style:parent-style-name="Standard">
      <style:text-properties fo:font-weight="bold" officeooo:rsid="0114f1e1" officeooo:paragraph-rsid="0114f1e1" style:font-weight-asian="bold" style:font-weight-complex="bold"/>
    </style:style>
    <style:style style:name="P42" style:family="paragraph" style:parent-style-name="Standard">
      <style:text-properties officeooo:rsid="00160cb4" officeooo:paragraph-rsid="00160cb4"/>
    </style:style>
    <style:style style:name="P43" style:family="paragraph" style:parent-style-name="Standard">
      <style:text-properties officeooo:rsid="00160cb4" officeooo:paragraph-rsid="00d34b5a"/>
    </style:style>
    <style:style style:name="P44" style:family="paragraph" style:parent-style-name="Standard">
      <style:text-properties officeooo:rsid="00160cb4" officeooo:paragraph-rsid="00d4a460"/>
    </style:style>
    <style:style style:name="P45" style:family="paragraph" style:parent-style-name="Standard">
      <style:text-properties officeooo:rsid="00160cb4" officeooo:paragraph-rsid="00d68c27"/>
    </style:style>
    <style:style style:name="P46" style:family="paragraph" style:parent-style-name="Standard">
      <style:text-properties officeooo:rsid="00160cb4" officeooo:paragraph-rsid="00e68cdc"/>
    </style:style>
    <style:style style:name="P47" style:family="paragraph" style:parent-style-name="Standard">
      <style:text-properties officeooo:rsid="00160cb4" officeooo:paragraph-rsid="00f87744"/>
    </style:style>
    <style:style style:name="P48" style:family="paragraph" style:parent-style-name="Standard">
      <style:text-properties officeooo:rsid="0017b9b5" officeooo:paragraph-rsid="00207848"/>
    </style:style>
    <style:style style:name="P49" style:family="paragraph" style:parent-style-name="Standard">
      <style:text-properties officeooo:rsid="0017b9b5" officeooo:paragraph-rsid="005f4848"/>
    </style:style>
    <style:style style:name="P50" style:family="paragraph" style:parent-style-name="Standard">
      <style:text-properties officeooo:rsid="001f3f3e" officeooo:paragraph-rsid="005f4848"/>
    </style:style>
    <style:style style:name="P51" style:family="paragraph" style:parent-style-name="Standard">
      <style:text-properties fo:font-style="italic" officeooo:rsid="001304de" officeooo:paragraph-rsid="001304de" style:font-style-asian="italic" style:font-style-complex="italic"/>
    </style:style>
    <style:style style:name="P52" style:family="paragraph" style:parent-style-name="Standard">
      <style:text-properties fo:font-style="italic" officeooo:rsid="001304de" officeooo:paragraph-rsid="002ab298" style:font-style-asian="italic" style:font-style-complex="italic"/>
    </style:style>
    <style:style style:name="P53" style:family="paragraph" style:parent-style-name="Standard">
      <style:text-properties fo:font-style="italic" officeooo:rsid="001304de" officeooo:paragraph-rsid="00c1e29f" style:font-style-asian="italic" style:font-style-complex="italic"/>
    </style:style>
    <style:style style:name="P54" style:family="paragraph" style:parent-style-name="Standard">
      <style:text-properties fo:font-style="italic" officeooo:rsid="001304de" officeooo:paragraph-rsid="00d91f85" style:font-style-asian="italic" style:font-style-complex="italic"/>
    </style:style>
    <style:style style:name="P55" style:family="paragraph" style:parent-style-name="Standard">
      <style:text-properties fo:font-style="italic" officeooo:rsid="001304de" officeooo:paragraph-rsid="00e25424" style:font-style-asian="italic" style:font-style-complex="italic"/>
    </style:style>
    <style:style style:name="P56" style:family="paragraph" style:parent-style-name="Standard">
      <style:text-properties fo:font-style="italic" officeooo:rsid="001304de" officeooo:paragraph-rsid="00e9dfe6" style:font-style-asian="italic" style:font-style-complex="italic"/>
    </style:style>
    <style:style style:name="P57" style:family="paragraph" style:parent-style-name="Standard">
      <style:text-properties fo:font-style="italic" officeooo:rsid="001304de" officeooo:paragraph-rsid="00ea2f1f" style:font-style-asian="italic" style:font-style-complex="italic"/>
    </style:style>
    <style:style style:name="P58" style:family="paragraph" style:parent-style-name="Standard">
      <style:text-properties fo:font-style="italic" officeooo:rsid="001304de" officeooo:paragraph-rsid="00f6ee93" style:font-style-asian="italic" style:font-style-complex="italic"/>
    </style:style>
    <style:style style:name="P59" style:family="paragraph" style:parent-style-name="Standard">
      <style:text-properties fo:font-style="italic" officeooo:rsid="00160cb4" officeooo:paragraph-rsid="00d34b5a" style:font-style-asian="italic" style:font-style-complex="italic"/>
    </style:style>
    <style:style style:name="P60" style:family="paragraph" style:parent-style-name="Standard">
      <style:text-properties fo:font-style="italic" officeooo:rsid="00160cb4" officeooo:paragraph-rsid="00f87744" style:font-style-asian="italic" style:font-style-complex="italic"/>
    </style:style>
    <style:style style:name="P61" style:family="paragraph" style:parent-style-name="Standard">
      <style:text-properties fo:font-style="italic" fo:font-weight="bold" officeooo:rsid="001304de" officeooo:paragraph-rsid="00ea2f1f" style:font-style-asian="italic" style:font-weight-asian="bold" style:font-style-complex="italic" style:font-weight-complex="bold"/>
    </style:style>
    <style:style style:name="P62" style:family="paragraph" style:parent-style-name="Standard">
      <style:text-properties fo:font-weight="normal" officeooo:rsid="0062eb81" officeooo:paragraph-rsid="0062eb81" style:font-weight-asian="normal" style:font-weight-complex="normal"/>
    </style:style>
    <style:style style:name="P63" style:family="paragraph" style:parent-style-name="Standard">
      <style:text-properties fo:font-weight="normal" officeooo:rsid="00630b54" officeooo:paragraph-rsid="00630b54" style:font-weight-asian="normal" style:font-weight-complex="normal"/>
    </style:style>
    <style:style style:name="P64" style:family="paragraph" style:parent-style-name="Standard">
      <style:text-properties fo:font-weight="normal" officeooo:rsid="00f34b3e" officeooo:paragraph-rsid="00f34b3e" style:font-weight-asian="normal" style:font-weight-complex="normal"/>
    </style:style>
    <style:style style:name="P65" style:family="paragraph" style:parent-style-name="Standard">
      <style:text-properties fo:font-size="11pt" fo:font-weight="bold" officeooo:rsid="00128b1b" officeooo:paragraph-rsid="0036e44b" style:font-size-asian="11pt" style:font-weight-asian="bold" style:font-size-complex="11pt" style:font-weight-complex="bold"/>
    </style:style>
    <style:style style:name="P66"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67" style:family="paragraph" style:parent-style-name="Standard">
      <style:text-properties fo:font-size="11pt" fo:font-weight="bold" officeooo:rsid="0014808d" officeooo:paragraph-rsid="003bd805" style:font-size-asian="11pt" style:font-weight-asian="bold" style:font-size-complex="11pt" style:font-weight-complex="bold"/>
    </style:style>
    <style:style style:name="P68" style:family="paragraph" style:parent-style-name="Standard">
      <style:text-properties fo:font-size="11pt" officeooo:rsid="00128b1b" officeooo:paragraph-rsid="0055f75a" style:font-size-asian="11pt" style:font-size-complex="11pt"/>
    </style:style>
    <style:style style:name="P69" style:family="paragraph" style:parent-style-name="Standard">
      <style:text-properties fo:font-size="11pt" officeooo:rsid="00128b1b" officeooo:paragraph-rsid="00850e3e" style:font-size-asian="11pt" style:font-size-complex="11pt"/>
    </style:style>
    <style:style style:name="P70" style:family="paragraph" style:parent-style-name="Standard">
      <style:text-properties fo:font-size="11pt" officeooo:rsid="00128b1b" officeooo:paragraph-rsid="0036e44b" style:font-size-asian="11pt" style:font-size-complex="11pt"/>
    </style:style>
    <style:style style:name="P71" style:family="paragraph" style:parent-style-name="Standard">
      <style:paragraph-properties fo:line-height="100%"/>
      <style:text-properties fo:font-size="11pt" officeooo:rsid="00128b1b" officeooo:paragraph-rsid="00850e3e" style:font-size-asian="11pt" style:font-size-complex="11pt"/>
    </style:style>
    <style:style style:name="P72" style:family="paragraph" style:parent-style-name="Standard">
      <style:paragraph-properties fo:line-height="100%"/>
      <style:text-properties fo:font-size="11pt" officeooo:rsid="001304de" officeooo:paragraph-rsid="00b55b86" style:font-size-asian="11pt" style:font-size-complex="11pt"/>
    </style:style>
    <style:style style:name="P73" style:family="paragraph" style:parent-style-name="Standard">
      <style:paragraph-properties fo:line-height="100%"/>
      <style:text-properties fo:font-size="11pt" officeooo:rsid="0014808d" officeooo:paragraph-rsid="0115d6c2" style:font-size-asian="11pt" style:font-size-complex="11pt"/>
    </style:style>
    <style:style style:name="P74"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75"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76" style:family="paragraph" style:parent-style-name="Standard">
      <style:text-properties fo:font-style="normal" fo:font-weight="bold" officeooo:rsid="001304de" officeooo:paragraph-rsid="00e9dfe6" style:font-style-asian="normal" style:font-weight-asian="bold" style:font-style-complex="normal" style:font-weight-complex="bold"/>
    </style:style>
    <style:style style:name="P77" style:family="paragraph" style:parent-style-name="Standard">
      <style:text-properties fo:font-size="10.5pt" officeooo:rsid="006afe88" officeooo:paragraph-rsid="0055f75a" style:font-size-asian="10.5pt" style:font-size-complex="10.5pt"/>
    </style:style>
    <style:style style:name="P78" style:family="paragraph" style:parent-style-name="Standard">
      <style:text-properties officeooo:rsid="00d4a460" officeooo:paragraph-rsid="00d4a460"/>
    </style:style>
    <style:style style:name="P79" style:family="paragraph" style:parent-style-name="Standard">
      <style:text-properties officeooo:rsid="001ac2ab" officeooo:paragraph-rsid="01141f7c"/>
    </style:style>
    <style:style style:name="P80" style:family="paragraph" style:parent-style-name="Text_20_body">
      <style:text-properties officeooo:rsid="003d2cb7" officeooo:paragraph-rsid="003d2cb7"/>
    </style:style>
    <style:style style:name="P81" style:family="paragraph" style:parent-style-name="Standard">
      <style:text-properties officeooo:rsid="001ac2ab" officeooo:paragraph-rsid="01141f7c"/>
    </style:style>
    <style:style style:name="P82" style:family="paragraph" style:parent-style-name="Standard">
      <style:text-properties officeooo:rsid="001ac2ab" officeooo:paragraph-rsid="01298794"/>
    </style:style>
    <style:style style:name="P83" style:family="paragraph" style:parent-style-name="Standard">
      <style:text-properties officeooo:rsid="001ac2ab" officeooo:paragraph-rsid="012acccd"/>
    </style:style>
    <style:style style:name="P84" style:family="paragraph" style:parent-style-name="Standard">
      <style:text-properties officeooo:rsid="001ac2ab" officeooo:paragraph-rsid="012bce42"/>
    </style:style>
    <style:style style:name="P85" style:family="paragraph" style:parent-style-name="Standard">
      <style:text-properties officeooo:rsid="001ac2ab" officeooo:paragraph-rsid="012c3779"/>
    </style:style>
    <style:style style:name="P86" style:family="paragraph" style:parent-style-name="Standard">
      <style:paragraph-properties fo:text-align="center" style:justify-single-word="false"/>
      <style:text-properties officeooo:rsid="001ac2ab" officeooo:paragraph-rsid="012c3779"/>
    </style:style>
    <style:style style:name="P87" style:family="paragraph" style:parent-style-name="Standard">
      <style:paragraph-properties fo:line-height="150%"/>
      <style:text-properties officeooo:rsid="001ac2ab" officeooo:paragraph-rsid="012d98c0"/>
    </style:style>
    <style:style style:name="P88" style:family="paragraph" style:parent-style-name="Standard">
      <style:paragraph-properties fo:text-align="center" style:justify-single-word="false"/>
      <style:text-properties fo:font-size="18pt" officeooo:rsid="00128b1b" officeooo:paragraph-rsid="00a0723f" style:font-size-asian="18pt" style:font-size-complex="18pt"/>
    </style:style>
    <style:style style:name="P89" style:family="paragraph" style:parent-style-name="Standard">
      <style:paragraph-properties fo:line-height="150%" fo:text-align="center" style:justify-single-word="false"/>
      <style:text-properties fo:font-size="18pt" officeooo:rsid="00128b1b" officeooo:paragraph-rsid="00a0723f" style:font-size-asian="18pt" style:font-size-complex="18pt"/>
    </style:style>
    <style:style style:name="P90" style:family="paragraph" style:parent-style-name="Standard">
      <style:paragraph-properties fo:text-align="center" style:justify-single-word="false"/>
      <style:text-properties fo:font-size="18pt" officeooo:rsid="001ac2ab" officeooo:paragraph-rsid="014e8a35" style:font-size-asian="18pt" style:font-size-complex="18pt"/>
    </style:style>
    <style:style style:name="P91" style:family="paragraph" style:parent-style-name="Standard">
      <style:paragraph-properties fo:line-height="150%" fo:text-align="center" style:justify-single-word="false"/>
      <style:text-properties fo:font-size="18pt" officeooo:rsid="001ac2ab" officeooo:paragraph-rsid="014e8a35" style:font-size-asian="18pt" style:font-size-complex="18pt"/>
    </style:style>
    <style:style style:name="P92" style:family="paragraph" style:parent-style-name="Standard">
      <style:text-properties fo:font-style="italic" officeooo:rsid="001304de" officeooo:paragraph-rsid="00e25424" style:font-style-asian="italic" style:font-style-complex="italic"/>
    </style:style>
    <style:style style:name="P93"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94" style:family="paragraph" style:parent-style-name="Standard">
      <style:text-properties fo:font-style="italic" fo:font-weight="bold" officeooo:rsid="001ac2ab" officeooo:paragraph-rsid="0130603e" style:font-style-asian="italic" style:font-weight-asian="bold" style:font-style-complex="italic" style:font-weight-complex="bold"/>
    </style:style>
    <style:style style:name="P95" style:family="paragraph" style:parent-style-name="Standard">
      <style:text-properties officeooo:rsid="00128b1b" officeooo:paragraph-rsid="012e2059"/>
    </style:style>
    <style:style style:name="P96" style:family="paragraph" style:parent-style-name="Standard">
      <style:text-properties officeooo:rsid="00128b1b" officeooo:paragraph-rsid="0134b483"/>
    </style:style>
    <style:style style:name="P97" style:family="paragraph" style:parent-style-name="Standard">
      <style:text-properties officeooo:rsid="00128b1b" officeooo:paragraph-rsid="013649d8"/>
    </style:style>
    <style:style style:name="P98" style:family="paragraph" style:parent-style-name="Standard">
      <style:text-properties officeooo:rsid="00128b1b" officeooo:paragraph-rsid="013cc0bd"/>
    </style:style>
    <style:style style:name="P99" style:family="paragraph" style:parent-style-name="Standard">
      <style:text-properties officeooo:rsid="00128b1b" officeooo:paragraph-rsid="01416811"/>
    </style:style>
    <style:style style:name="P100" style:family="paragraph" style:parent-style-name="Standard">
      <style:text-properties officeooo:rsid="00128b1b" officeooo:paragraph-rsid="00a87f22"/>
    </style:style>
    <style:style style:name="P101" style:family="paragraph" style:parent-style-name="Standard">
      <style:text-properties officeooo:rsid="00128b1b" officeooo:paragraph-rsid="01483d9b"/>
    </style:style>
    <style:style style:name="P102" style:family="paragraph" style:parent-style-name="Standard">
      <style:paragraph-properties fo:line-height="150%"/>
      <style:text-properties officeooo:rsid="00128b1b" officeooo:paragraph-rsid="00a39164"/>
    </style:style>
    <style:style style:name="P103" style:family="paragraph" style:parent-style-name="Standard">
      <style:paragraph-properties fo:line-height="150%"/>
      <style:text-properties officeooo:rsid="00128b1b" officeooo:paragraph-rsid="00ab8a7b"/>
    </style:style>
    <style:style style:name="P104" style:family="paragraph" style:parent-style-name="Standard">
      <style:paragraph-properties fo:line-height="150%"/>
      <style:text-properties officeooo:rsid="00128b1b" officeooo:paragraph-rsid="00a0723f"/>
    </style:style>
    <style:style style:name="P105" style:family="paragraph" style:parent-style-name="Standard">
      <style:paragraph-properties fo:line-height="150%"/>
      <style:text-properties officeooo:rsid="00128b1b" officeooo:paragraph-rsid="01416811"/>
    </style:style>
    <style:style style:name="P106" style:family="paragraph" style:parent-style-name="Standard">
      <style:paragraph-properties fo:line-height="150%"/>
      <style:text-properties officeooo:rsid="00128b1b" officeooo:paragraph-rsid="00a532e9"/>
    </style:style>
    <style:style style:name="P107" style:family="paragraph" style:parent-style-name="Standard">
      <style:paragraph-properties fo:line-height="150%"/>
      <style:text-properties officeooo:rsid="00128b1b" officeooo:paragraph-rsid="00a5d7fd"/>
    </style:style>
    <style:style style:name="P108" style:family="paragraph" style:parent-style-name="Standard">
      <style:paragraph-properties fo:line-height="150%"/>
      <style:text-properties officeooo:rsid="00128b1b" officeooo:paragraph-rsid="014a0dd4"/>
    </style:style>
    <style:style style:name="P109" style:family="paragraph" style:parent-style-name="Standard">
      <style:paragraph-properties fo:line-height="150%"/>
      <style:text-properties officeooo:rsid="00128b1b" officeooo:paragraph-rsid="00a87f22"/>
    </style:style>
    <style:style style:name="P110" style:family="paragraph" style:parent-style-name="Standard">
      <style:paragraph-properties fo:line-height="150%"/>
      <style:text-properties officeooo:rsid="00128b1b" officeooo:paragraph-rsid="014bcfd2"/>
    </style:style>
    <style:style style:name="P111" style:family="paragraph" style:parent-style-name="Standard">
      <style:paragraph-properties fo:line-height="150%"/>
      <style:text-properties officeooo:rsid="00128b1b" officeooo:paragraph-rsid="013cc0bd"/>
    </style:style>
    <style:style style:name="P112" style:family="paragraph" style:parent-style-name="Standard">
      <style:text-properties officeooo:rsid="00128b1b" officeooo:paragraph-rsid="015aa47d"/>
    </style:style>
    <style:style style:name="P113" style:family="paragraph" style:parent-style-name="Standard">
      <style:text-properties fo:font-weight="bold" officeooo:rsid="001304de" officeooo:paragraph-rsid="00d91f85" style:font-weight-asian="bold" style:font-weight-complex="bold"/>
    </style:style>
    <style:style style:name="P114" style:family="paragraph" style:parent-style-name="Standard">
      <style:text-properties fo:font-weight="bold" officeooo:rsid="001304de" officeooo:paragraph-rsid="0124fdf2" style:font-weight-asian="bold" style:font-weight-complex="bold"/>
    </style:style>
    <style:style style:name="P115" style:family="paragraph" style:parent-style-name="Standard">
      <style:text-properties fo:font-weight="bold" officeooo:rsid="001304de" officeooo:paragraph-rsid="001304de" style:font-weight-asian="bold" style:font-weight-complex="bold"/>
    </style:style>
    <style:style style:name="P116" style:family="paragraph" style:parent-style-name="Standard">
      <style:text-properties fo:font-weight="bold" officeooo:rsid="001304de" officeooo:paragraph-rsid="00e9dfe6" style:font-weight-asian="bold" style:font-weight-complex="bold"/>
    </style:style>
    <style:style style:name="P117" style:family="paragraph" style:parent-style-name="Standard">
      <style:text-properties fo:font-weight="bold" officeooo:rsid="001304de" officeooo:paragraph-rsid="0128396d" style:font-weight-asian="bold" style:font-weight-complex="bold"/>
    </style:style>
    <style:style style:name="P118" style:family="paragraph" style:parent-style-name="Standard">
      <style:text-properties fo:font-weight="bold" officeooo:rsid="001304de" officeooo:paragraph-rsid="00ea2f1f" style:font-weight-asian="bold" style:font-weight-complex="bold"/>
    </style:style>
    <style:style style:name="P119" style:family="paragraph" style:parent-style-name="Standard">
      <style:text-properties fo:font-weight="bold" officeooo:rsid="001304de" officeooo:paragraph-rsid="0128af3a" style:font-weight-asian="bold" style:font-weight-complex="bold"/>
    </style:style>
    <style:style style:name="P120" style:family="paragraph" style:parent-style-name="Standard">
      <style:text-properties fo:font-weight="bold" officeooo:rsid="001304de" officeooo:paragraph-rsid="01141f7c" style:font-weight-asian="bold" style:font-weight-complex="bold"/>
    </style:style>
    <style:style style:name="P121" style:family="paragraph" style:parent-style-name="Standard">
      <style:text-properties fo:font-weight="bold" officeooo:rsid="00160cb4" officeooo:paragraph-rsid="0128af3a" style:font-weight-asian="bold" style:font-weight-complex="bold"/>
    </style:style>
    <style:style style:name="P122" style:family="paragraph" style:parent-style-name="Standard">
      <style:text-properties fo:font-weight="bold" officeooo:rsid="001ac2ab" officeooo:paragraph-rsid="01141f7c" style:font-weight-asian="bold" style:font-weight-complex="bold"/>
    </style:style>
    <style:style style:name="P123" style:family="paragraph" style:parent-style-name="Standard">
      <style:text-properties fo:font-weight="bold" officeooo:rsid="001ac2ab" officeooo:paragraph-rsid="012acccd" style:font-weight-asian="bold" style:font-weight-complex="bold"/>
    </style:style>
    <style:style style:name="P124" style:family="paragraph" style:parent-style-name="Standard">
      <style:text-properties fo:font-weight="bold" officeooo:rsid="001ac2ab" officeooo:paragraph-rsid="012bce42" style:font-weight-asian="bold" style:font-weight-complex="bold"/>
    </style:style>
    <style:style style:name="P125" style:family="paragraph" style:parent-style-name="Standard">
      <style:text-properties fo:font-weight="bold" officeooo:rsid="001ac2ab" officeooo:paragraph-rsid="012c3779" style:font-weight-asian="bold" style:font-weight-complex="bold"/>
    </style:style>
    <style:style style:name="P126" style:family="paragraph" style:parent-style-name="Standard">
      <style:paragraph-properties fo:line-height="150%"/>
      <style:text-properties fo:font-weight="bold" officeooo:rsid="001ac2ab" officeooo:paragraph-rsid="013cc0bd" style:font-weight-asian="bold" style:font-weight-complex="bold"/>
    </style:style>
    <style:style style:name="P127" style:family="paragraph" style:parent-style-name="Standard">
      <style:text-properties fo:font-weight="bold" officeooo:rsid="00128b1b" officeooo:paragraph-rsid="013cc0bd" style:font-weight-asian="bold" style:font-weight-complex="bold"/>
    </style:style>
    <style:style style:name="P128" style:family="paragraph" style:parent-style-name="Standard">
      <style:text-properties fo:font-weight="bold" officeooo:rsid="00128b1b" officeooo:paragraph-rsid="00a87f22" style:font-weight-asian="bold" style:font-weight-complex="bold"/>
    </style:style>
    <style:style style:name="P129" style:family="paragraph" style:parent-style-name="Standard">
      <style:text-properties fo:font-weight="bold" officeooo:rsid="013b5f29" officeooo:paragraph-rsid="013b5f29" style:font-weight-asian="bold" style:font-weight-complex="bold"/>
    </style:style>
    <style:style style:name="P130" style:family="paragraph" style:parent-style-name="Standard">
      <style:text-properties officeooo:rsid="00e3e5d9" officeooo:paragraph-rsid="00e3e5d9"/>
    </style:style>
    <style:style style:name="P131" style:family="paragraph" style:parent-style-name="Standard">
      <style:text-properties officeooo:rsid="001304de" officeooo:paragraph-rsid="001304de"/>
    </style:style>
    <style:style style:name="P132" style:family="paragraph" style:parent-style-name="Standard">
      <style:text-properties officeooo:rsid="001304de" officeooo:paragraph-rsid="01100b78"/>
    </style:style>
    <style:style style:name="P133" style:family="paragraph" style:parent-style-name="Standard">
      <style:text-properties officeooo:rsid="001304de" officeooo:paragraph-rsid="00e9dfe6"/>
    </style:style>
    <style:style style:name="P134" style:family="paragraph" style:parent-style-name="Standard">
      <style:text-properties officeooo:rsid="001304de" officeooo:paragraph-rsid="00d68c27"/>
    </style:style>
    <style:style style:name="P135" style:family="paragraph" style:parent-style-name="Standard">
      <style:text-properties officeooo:rsid="001304de" officeooo:paragraph-rsid="00e25424"/>
    </style:style>
    <style:style style:name="P136" style:family="paragraph" style:parent-style-name="Standard">
      <style:text-properties fo:font-style="normal" style:text-underline-style="solid" style:text-underline-width="auto" style:text-underline-color="font-color" fo:font-weight="bold" officeooo:rsid="00128b1b" officeooo:paragraph-rsid="00a532e9" style:font-style-asian="normal" style:font-weight-asian="bold" style:font-style-complex="normal" style:font-weight-complex="bold"/>
    </style:style>
    <style:style style:name="P137" style:family="paragraph" style:parent-style-name="Standard">
      <style:text-properties officeooo:paragraph-rsid="0134b483"/>
    </style:style>
    <style:style style:name="P138" style:family="paragraph" style:parent-style-name="Standard">
      <style:paragraph-properties fo:margin-top="0in" fo:margin-bottom="0in" loext:contextual-spacing="false" fo:line-height="100%" fo:text-align="center" style:justify-single-word="false"/>
      <style:text-properties style:font-name="Times New Roman1" fo:font-size="13pt" fo:font-style="normal" officeooo:paragraph-rsid="011830a1" style:font-size-asian="13pt" style:font-style-asian="normal" style:font-size-complex="13pt" style:font-style-complex="normal"/>
    </style:style>
    <style:style style:name="P13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14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41"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142"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14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98794" style:font-weight-asian="bold" style:font-weight-complex="bold"/>
    </style:style>
    <style:style style:name="P14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acccd" style:font-weight-asian="bold" style:font-weight-complex="bold"/>
    </style:style>
    <style:style style:name="P145" style:family="paragraph" style:parent-style-name="Standard">
      <style:paragraph-properties fo:padding="0.0291in" fo:border-left="none" fo:border-right="none" fo:border-top="none" fo:border-bottom="0.06pt solid #000000" style:join-border="false"/>
      <style:text-properties officeooo:rsid="001ac2ab" officeooo:paragraph-rsid="012bce42"/>
    </style:style>
    <style:style style:name="P146" style:family="paragraph" style:parent-style-name="Text_20_body">
      <style:paragraph-properties fo:margin-top="0in" fo:margin-bottom="0in" loext:contextual-spacing="false" fo:line-height="100%" fo:text-align="center" style:justify-single-word="false"/>
      <style:text-properties style:font-name="Times New Roman1" fo:font-size="13pt" officeooo:rsid="001ac2ab" officeooo:paragraph-rsid="01141f7c" style:font-size-asian="13pt" style:font-size-complex="13pt"/>
    </style:style>
    <style:style style:name="P147" style:family="paragraph" style:parent-style-name="Text_20_body">
      <style:paragraph-properties fo:margin-top="0in" fo:margin-bottom="0in" loext:contextual-spacing="false" fo:line-height="100%" fo:text-align="center" style:justify-single-word="false"/>
      <style:text-properties style:font-name="Times New Roman1" fo:font-size="13pt" officeooo:rsid="001ac2ab" officeooo:paragraph-rsid="011830a1" style:font-size-asian="13pt" style:font-size-complex="13pt"/>
    </style:style>
    <style:style style:name="P148" style:family="paragraph" style:parent-style-name="Text_20_body">
      <style:paragraph-properties fo:margin-top="0in" fo:margin-bottom="0in" loext:contextual-spacing="false" fo:text-align="center" style:justify-single-word="false"/>
      <style:text-properties style:font-name="Times New Roman1" fo:font-size="13pt" officeooo:rsid="001ac2ab" officeooo:paragraph-rsid="011830a1" style:font-size-asian="13pt" style:font-size-complex="13pt"/>
    </style:style>
    <style:style style:name="P149" style:family="paragraph" style:parent-style-name="Text_20_body">
      <style:paragraph-properties fo:margin-top="0in" fo:margin-bottom="0in" loext:contextual-spacing="false" fo:line-height="100%" fo:text-align="center" style:justify-single-word="false"/>
      <style:text-properties style:font-name="Times New Roman1" fo:font-size="13pt" style:font-size-asian="13pt" style:font-size-complex="13pt"/>
    </style:style>
    <style:style style:name="P150" style:family="paragraph" style:parent-style-name="Text_20_body">
      <style:paragraph-properties fo:margin-top="0in" fo:margin-bottom="0in" loext:contextual-spacing="false" fo:line-height="100%" fo:text-align="center" style:justify-single-word="false"/>
      <style:text-properties style:font-name="Times New Roman1" fo:font-size="13pt" officeooo:paragraph-rsid="011830a1" style:font-size-asian="13pt" style:font-size-complex="13pt"/>
    </style:style>
    <style:style style:name="P151" style:family="paragraph" style:parent-style-name="Text_20_body">
      <style:paragraph-properties fo:margin-top="0in" fo:margin-bottom="0in" loext:contextual-spacing="false" fo:line-height="100%" fo:text-align="center" style:justify-single-word="false"/>
      <style:text-properties style:font-name="Times New Roman1" fo:font-size="13pt" fo:font-weight="normal" style:font-size-asian="13pt" style:font-weight-asian="normal" style:font-size-complex="13pt" style:font-weight-complex="normal"/>
    </style:style>
    <style:style style:name="P152" style:family="paragraph" style:parent-style-name="Text_20_body">
      <style:paragraph-properties fo:margin-top="0in" fo:margin-bottom="0in" loext:contextual-spacing="false" fo:line-height="100%" fo:text-align="center" style:justify-single-word="false"/>
      <style:text-properties style:font-name="Times New Roman1" fo:font-size="13pt" fo:font-weight="normal" officeooo:paragraph-rsid="0118ae71" style:font-size-asian="13pt" style:font-weight-asian="normal" style:font-size-complex="13pt" style:font-weight-complex="normal"/>
    </style:style>
    <style:style style:name="P153" style:family="paragraph" style:parent-style-name="Text_20_body">
      <style:paragraph-properties fo:margin-top="0in" fo:margin-bottom="0in" loext:contextual-spacing="false" fo:line-height="100%" fo:text-align="center" style:justify-single-word="false"/>
      <style:text-properties style:font-name="Times New Roman1" fo:font-size="13pt" fo:font-weight="normal" officeooo:paragraph-rsid="011830a1" style:font-size-asian="13pt" style:font-weight-asian="normal" style:font-size-complex="13pt" style:font-weight-complex="normal"/>
    </style:style>
    <style:style style:name="P154" style:family="paragraph" style:parent-style-name="Text_20_body">
      <style:paragraph-properties fo:margin-top="0in" fo:margin-bottom="0in" loext:contextual-spacing="false" fo:line-height="100%" fo:text-align="center" style:justify-single-word="false"/>
      <style:text-properties style:font-name="Times New Roman1" fo:font-size="13pt" fo:font-style="normal" officeooo:paragraph-rsid="011830a1" style:font-size-asian="13pt" style:font-style-asian="normal" style:font-size-complex="13pt" style:font-style-complex="normal"/>
    </style:style>
    <style:style style:name="P155" style:family="paragraph" style:parent-style-name="Text_20_body">
      <style:paragraph-properties fo:margin-top="0in" fo:margin-bottom="0in" loext:contextual-spacing="false" fo:line-height="100%" fo:text-align="center" style:justify-single-word="false"/>
      <style:text-properties style:font-name="Times New Roman1" fo:font-size="13pt" fo:font-style="normal" officeooo:rsid="001ac2ab" officeooo:paragraph-rsid="011830a1" style:font-size-asian="13pt" style:font-style-asian="normal" style:font-size-complex="13pt" style:font-style-complex="normal"/>
    </style:style>
    <style:style style:name="T1" style:family="text">
      <style:text-properties officeooo:rsid="0018f6c1"/>
    </style:style>
    <style:style style:name="T2" style:family="text">
      <style:text-properties officeooo:rsid="001d861f"/>
    </style:style>
    <style:style style:name="T3" style:family="text">
      <style:text-properties fo:font-weight="bold" style:font-weight-asian="bold" style:font-weight-complex="bold"/>
    </style:style>
    <style:style style:name="T4" style:family="text">
      <style:text-properties fo:font-weight="bold" officeooo:rsid="008f75e6" style:font-weight-asian="bold" style:font-weight-complex="bold"/>
    </style:style>
    <style:style style:name="T5" style:family="text">
      <style:text-properties fo:font-weight="bold" officeooo:rsid="006afe88" style:font-weight-asian="bold" style:font-weight-complex="bold"/>
    </style:style>
    <style:style style:name="T6" style:family="text">
      <style:text-properties fo:font-weight="bold" officeooo:rsid="001ac2ab" style:font-weight-asian="bold" style:font-weight-complex="bold"/>
    </style:style>
    <style:style style:name="T7" style:family="text">
      <style:text-properties officeooo:rsid="0028a358"/>
    </style:style>
    <style:style style:name="T8" style:family="text">
      <style:text-properties officeooo:rsid="00294a76"/>
    </style:style>
    <style:style style:name="T9" style:family="text">
      <style:text-properties fo:font-weight="normal" style:font-weight-asian="normal" style:font-weight-complex="normal"/>
    </style:style>
    <style:style style:name="T10" style:family="text">
      <style:text-properties fo:font-weight="normal" officeooo:rsid="00ac8842" style:font-weight-asian="normal" style:font-weight-complex="normal"/>
    </style:style>
    <style:style style:name="T11" style:family="text">
      <style:text-properties fo:font-weight="normal" officeooo:rsid="0110a851" style:font-weight-asian="normal" style:font-weight-complex="normal"/>
    </style:style>
    <style:style style:name="T12" style:family="text">
      <style:text-properties officeooo:rsid="00433e7e"/>
    </style:style>
    <style:style style:name="T13" style:family="text">
      <style:text-properties officeooo:rsid="00128b1b"/>
    </style:style>
    <style:style style:name="T14" style:family="text">
      <style:text-properties officeooo:rsid="0046f64d"/>
    </style:style>
    <style:style style:name="T15" style:family="text">
      <style:text-properties officeooo:rsid="0048786d"/>
    </style:style>
    <style:style style:name="T16" style:family="text">
      <style:text-properties officeooo:rsid="00491ff8"/>
    </style:style>
    <style:style style:name="T17" style:family="text">
      <style:text-properties officeooo:rsid="00516547"/>
    </style:style>
    <style:style style:name="T18" style:family="text">
      <style:text-properties officeooo:rsid="0052ac56"/>
    </style:style>
    <style:style style:name="T19" style:family="text">
      <style:text-properties officeooo:rsid="0055f75a"/>
    </style:style>
    <style:style style:name="T20" style:family="text">
      <style:text-properties officeooo:rsid="00570cce"/>
    </style:style>
    <style:style style:name="T21" style:family="text">
      <style:text-properties officeooo:rsid="005f9fba"/>
    </style:style>
    <style:style style:name="T22" style:family="text">
      <style:text-properties officeooo:rsid="006ebfa4"/>
    </style:style>
    <style:style style:name="T23" style:family="text">
      <style:text-properties officeooo:rsid="00724602"/>
    </style:style>
    <style:style style:name="T24" style:family="text">
      <style:text-properties officeooo:rsid="0075519b"/>
    </style:style>
    <style:style style:name="T25" style:family="text">
      <style:text-properties officeooo:rsid="0076f31f"/>
    </style:style>
    <style:style style:name="T26" style:family="text">
      <style:text-properties officeooo:rsid="0079b50f"/>
    </style:style>
    <style:style style:name="T27" style:family="text">
      <style:text-properties officeooo:rsid="007f5278"/>
    </style:style>
    <style:style style:name="T28" style:family="text">
      <style:text-properties officeooo:rsid="00834134"/>
    </style:style>
    <style:style style:name="T29" style:family="text">
      <style:text-properties officeooo:rsid="008a106a"/>
    </style:style>
    <style:style style:name="T30" style:family="text">
      <style:text-properties officeooo:rsid="008bf06e"/>
    </style:style>
    <style:style style:name="T31" style:family="text">
      <style:text-properties officeooo:rsid="008f75e6"/>
    </style:style>
    <style:style style:name="T32" style:family="text">
      <style:text-properties fo:font-style="normal" style:font-style-asian="normal" style:font-style-complex="normal"/>
    </style:style>
    <style:style style:name="T33" style:family="text">
      <style:text-properties fo:font-style="normal" officeooo:rsid="00338f94" style:font-style-asian="normal" style:font-style-complex="normal"/>
    </style:style>
    <style:style style:name="T34" style:family="text">
      <style:text-properties fo:font-style="normal" officeooo:rsid="001ac2ab" style:font-style-asian="normal" style:font-style-complex="normal"/>
    </style:style>
    <style:style style:name="T35" style:family="text">
      <style:text-properties fo:font-style="normal" officeooo:rsid="012ebe1d" style:font-style-asian="normal" style:font-style-complex="normal"/>
    </style:style>
    <style:style style:name="T36" style:family="text">
      <style:text-properties fo:font-style="normal" officeooo:rsid="0134b483"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fo:font-style="normal" style:text-underline-style="solid" style:text-underline-width="auto" style:text-underline-color="font-color" officeooo:rsid="00a87f22" style:font-style-asian="normal" style:font-style-complex="normal"/>
    </style:style>
    <style:style style:name="T4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2"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43" style:family="text">
      <style:text-properties officeooo:rsid="00ac8842"/>
    </style:style>
    <style:style style:name="T44" style:family="text">
      <style:text-properties officeooo:rsid="00aee2cf"/>
    </style:style>
    <style:style style:name="T45" style:family="text">
      <style:text-properties officeooo:rsid="00b97251"/>
    </style:style>
    <style:style style:name="T46" style:family="text">
      <style:text-properties officeooo:rsid="00b9cc50"/>
    </style:style>
    <style:style style:name="T47" style:family="text">
      <style:text-properties officeooo:rsid="00d06664"/>
    </style:style>
    <style:style style:name="T48" style:family="text">
      <style:text-properties officeooo:rsid="00ef53a4"/>
    </style:style>
    <style:style style:name="T49" style:family="text">
      <style:text-properties officeooo:rsid="00efe5e1"/>
    </style:style>
    <style:style style:name="T50" style:family="text">
      <style:text-properties officeooo:rsid="00f0b10c"/>
    </style:style>
    <style:style style:name="T51" style:family="text">
      <style:text-properties officeooo:rsid="00f5d701"/>
    </style:style>
    <style:style style:name="T52" style:family="text">
      <style:text-properties officeooo:rsid="0106f978"/>
    </style:style>
    <style:style style:name="T53" style:family="text">
      <style:text-properties officeooo:rsid="01093894"/>
    </style:style>
    <style:style style:name="T54" style:family="text">
      <style:text-properties officeooo:rsid="010b3795"/>
    </style:style>
    <style:style style:name="T55" style:family="text">
      <style:text-properties officeooo:rsid="010fa5e2"/>
    </style:style>
    <style:style style:name="T56" style:family="text">
      <style:text-properties officeooo:rsid="01127c81"/>
    </style:style>
    <style:style style:name="T57" style:family="text">
      <style:text-properties fo:color="#000000"/>
    </style:style>
    <style:style style:name="T58" style:family="text">
      <style:text-properties fo:color="#000000" fo:font-weight="bold" style:font-weight-asian="bold" style:font-weight-complex="bold"/>
    </style:style>
    <style:style style:name="T59" style:family="text">
      <style:text-properties fo:color="#000000" fo:font-weight="bold" officeooo:rsid="011830a1" style:font-weight-asian="bold" style:font-weight-complex="bold"/>
    </style:style>
    <style:style style:name="T60" style:family="text">
      <style:text-properties fo:color="#000000" fo:font-style="normal" fo:font-weight="bold" officeooo:rsid="011830a1" style:font-style-asian="normal" style:font-weight-asian="bold" style:font-style-complex="normal" style:font-weight-complex="bold"/>
    </style:style>
    <style:style style:name="T61" style:family="text">
      <style:text-properties fo:color="#000000" fo:font-style="normal" style:font-style-asian="normal" style:font-style-complex="normal"/>
    </style:style>
    <style:style style:name="T62" style:family="text">
      <style:text-properties fo:color="#000000" fo:font-style="italic"/>
    </style:style>
    <style:style style:name="T63" style:family="text">
      <style:text-properties fo:font-style="italic" officeooo:rsid="012ebe1d" style:font-style-asian="italic" style:font-style-complex="italic"/>
    </style:style>
    <style:style style:name="T64" style:family="text">
      <style:text-properties officeooo:rsid="001ac2ab"/>
    </style:style>
    <style:style style:name="T65" style:family="text">
      <style:text-properties officeooo:rsid="0123c2f3"/>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officeooo:rsid="012c3779"/>
    </style:style>
    <style:style style:name="T68" style:family="text">
      <style:text-properties officeooo:rsid="012ebe1d"/>
    </style:style>
    <style:style style:name="T69" style:family="text">
      <style:text-properties officeooo:rsid="01483d9b"/>
    </style:style>
    <style:style style:name="T70" style:family="text">
      <style:text-properties officeooo:rsid="014a0dd4"/>
    </style:style>
    <style:style style:name="T71" style:family="text">
      <style:text-properties officeooo:rsid="01542baf"/>
    </style:style>
    <style:style style:name="T72" style:family="text">
      <style:text-properties officeooo:rsid="01560fb3"/>
    </style:style>
    <style:style style:name="T73" style:family="text">
      <style:text-properties officeooo:rsid="015798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tra <text:span text:style-name="T56">Collection</text:span></text:h>
      <text:p text:style-name="P80"><text:span text:style-name="T65">21</text:span>.<text:span text:style-name="T65">8</text:span>.2015</text:p>
      <text:p text:style-name="P71">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71"/>
      <text:p text:style-name="P73">Each mantra is <text:span text:style-name="T31">recommended to be </text:span>chanted for an entire mala – 108 times. According to the Vedic scriptures, our bodies – <text:s/><text:span text:style-name="T29">p</text:span>hysical and subtle – contain 72,000 en<text:span text:style-name="T29">e</text:span>rgy channels, which are calle<text:span text:style-name="T29">d</text:span> Nadis ’There are 108 major nadis that meet in the ‘sacred heart’ (hrit padma). By chanting a mantra 108 times the energy permeates the entire <text:span text:style-name="T30">b</text:span>ody and energy body. <text:s/></text:p>
      <text:p text:style-name="P73"/>
      <text:p text:style-name="P73">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73"/>
      <text:p text:style-name="P73"><text:span text:style-name="T30">T</text:span>ake time after the chanting in order to enjoy the blessings of the practice. <text:span text:style-name="T30">C</text:span>hoose a particular mantra and make it part of your daily life for at least for 21 days – or the auspici<text:span text:style-name="T30">o</text:span>us number of 40 days. Chant it once or twice daily if po<text:span text:style-name="T30">s</text:span>sible, at dawn and/or dusk, <text:span text:style-name="T45">or </text:span>just <text:span text:style-name="T30">when you can.</text:span>. Make it easy for yourse<text:span text:style-name="T30">l</text:span>f! <text:span text:style-name="T4">B</text:span><text:span text:style-name="T3">e focused when you chant, and enjoy each repetition to the fullest, by being as pr</text:span><text:span text:style-name="T4">es</text:span><text:span text:style-name="T3">ent as you can.</text:span></text:p>
      <text:p text:style-name="P66"/>
      <text:p text:style-name="P72">Buddhism takes the view that the nature of everything in its most restful</text:p>
      <text:p text:style-name="P72">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72"/>
      <text:p text:style-name="P72">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6">ing</text:span> in symptoms of psychological and physical disorders.</text:p>
      <text:p text:style-name="P35"/>
      <text:p text:style-name="P35">Explanations for common terms</text:p>
      <text:p text:style-name="P75"/>
      <text:p text:style-name="P3">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3"/>
      <text:p text:style-name="P3">NAMAHA – a common ending to many mantras, “I offer”, giving thanks.</text:p>
      <text:p text:style-name="P2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MOOLA <text:s/>M<text:span text:style-name="T1">A</text:span>NTRA</text:p>
      <text:p text:style-name="P22"/>
      <text:p text:style-name="P48"><text:s text:c="7"/>C#m</text:p>
      <text:p text:style-name="P48">Om Satchitananda Parabrahma</text:p>
      <text:p text:style-name="P48"/>
      <text:p text:style-name="P48">C#m</text:p>
      <text:p text:style-name="P48">Purushothama Paramatma</text:p>
      <text:p text:style-name="P48"/>
      <text:p text:style-name="P48"><text:s text:c="6"/>F#m <text:s text:c="15"/>G#m</text:p>
      <text:p text:style-name="P48">Sri Bhagavati Sametha</text:p>
      <text:p text:style-name="P48"/>
      <text:p text:style-name="P48">F#m <text:s text:c="21"/>C#m</text:p>
      <text:p text:style-name="P48">Sri Bhagavate Namaha</text:p>
      <text:p text:style-name="P48"/>
      <text:p text:style-name="P48"><text:s text:c="9"/>C#m</text:p>
      <text:p text:style-name="P48">Hari om tat sat</text:p>
      <text:p text:style-name="P48"/>
      <text:p text:style-name="P48"><text:s text:c="8"/>G#m</text:p>
      <text:p text:style-name="P48">Hari om tat sat</text:p>
      <text:p text:style-name="P48"/>
      <text:p text:style-name="P48"><text:s text:c="8"/>E <text:s text:c="8"/>B</text:p>
      <text:p text:style-name="P48">Hari om tat sat</text:p>
      <text:p text:style-name="P48"/>
      <text:p text:style-name="P48"><text:s text:c="9"/>A <text:s text:c="7"/>C#m</text:p>
      <text:p text:style-name="P48">Hari om tat sat</text:p>
      <text:p text:style-name="P48"/>
      <text:p text:style-name="P22"/>
      <text:p text:style-name="P74">“Oh Divine Force, Spirit of All Creation, </text:p>
      <text:p text:style-name="P74">Highest Personality, Divine Presence, </text:p>
      <text:p text:style-name="P74">manifest in every living being. </text:p>
      <text:p text:style-name="P74">Supreme Soul manifested </text:p>
      <text:p text:style-name="P74">as the Divine Mother and as the Divin<text:span text:style-name="T2">e </text:span>Father. </text:p>
      <text:p text:style-name="P74">I bow in deepest reverence.”</text:p>
      <text:p text:style-name="P22"/>
      <text:p text:style-name="P50">OM <text:span text:style-name="T21">P</text:span>rimordial sound. <text:span text:style-name="T14">Calling on the highest energy of all there is.</text:span></text:p>
      <text:p text:style-name="P49"/>
      <text:p text:style-name="P49">SAT <text:span text:style-name="T15">T</text:span>ruth. <text:span text:style-name="T13">The formless.</text:span></text:p>
      <text:p text:style-name="P49"/>
      <text:p text:style-name="P49">CHIT <text:span text:style-name="T19">P</text:span>ure consciousness of the universe that is infinite, omni-present</text:p>
      <text:p text:style-name="P49">manifesting power of the universe</text:p>
      <text:p text:style-name="P1"/>
      <text:p text:style-name="P49">ANANDA <text:span text:style-name="T19">Pure </text:span>bliss, love, <text:span text:style-name="T16">joy</text:span> and friendship nature of the universe.</text:p>
      <text:p text:style-name="P49"/>
      <text:p text:style-name="P49">PARABRAHMA <text:span text:style-name="T19">S</text:span>upreme <text:span text:style-name="T20">creator </text:span>being in his absolute aspect.</text:p>
      <text:p text:style-name="P49"/>
      <text:p text:style-name="P49">PURUSHOTHAMA <text:span text:style-name="T13">Who has incarnated in human form to help guide mankind. T</text:span>he energy that incarnates as an Avatar to help and guide mankind and relate closely to the beloved creation. </text:p>
      <text:p text:style-name="P49"/>
      <text:p text:style-name="P49">PARAMATMA <text:span text:style-name="T19">S</text:span>upreme inner energy that is immanent in every creature and in all beings, living and non-living. <text:span text:style-name="T13">Who comes to me in my heart, and becomes my inner voice whenever I ask.</text:span></text:p>
      <text:p text:style-name="P1"/>
      <text:p text:style-name="P49">SRI BHAGAVATI <text:span text:style-name="T13">The divine mother, the power aspect of creation. C</text:span>haracterized as the supreme intelligence in action, the power (the Shakti). Mother Earth (Divine Mother) aspect of the creation.</text:p>
      <text:p text:style-name="P49"/>
      <text:p text:style-name="P49">SAMETHA <text:span text:style-name="T19">T</text:span>ogether <text:span text:style-name="T17">within</text:span>, in communion with</text:p>
      <text:p text:style-name="P49"/>
      <text:p text:style-name="P49">SRI BHAGAVATE <text:span text:style-name="T19">T</text:span>he male aspect of the creation, which is</text:p>
      <text:p text:style-name="P49">unchangeable and permanent.</text:p>
      <text:p text:style-name="P49"/>
      <text:p text:style-name="P49">NAMAHA <text:span text:style-name="T18">S</text:span>alutation. <text:span text:style-name="T13">I thank you and acknowledge this presence in my life. I ask for your guidance at all times.</text:span></text:p>
      <text:p text:style-name="P49"/>
      <text:p text:style-name="P49">HARI OM TAT SAT – God is the truth.</text:p>
      <text:p text:style-name="P49"/>
      <text:p text:style-name="P49"/>
      <text:p text:style-name="P77"/>
      <text:p text:style-name="P68"><text:soft-page-break/><text:span text:style-name="T5">Moola </text:span><text:span text:style-name="T3">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2">H</text:span>ere is the key with which any door to spiritual treasure could be opened. A tool which can be used to achieve all desires. A medicine which cures all ills. </text:p>
      <text:p text:style-name="P68"/>
      <text:p text:style-name="P69">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68"/>
      <text:p text:style-name="P65">Full Meaning</text:p>
      <text:p text:style-name="P65"/>
      <text:p text:style-name="P70"><text:span text:style-name="T3">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70"/>
      <text:p text:style-name="P70"><text:span text:style-name="T3">Sat</text:span> The all penetrating existence that is formless, shapeless, omnipresent, attributeless, and qualityless aspect of the Universe, <text:span text:style-name="T22">e</text:span>xperienced as emptiness of the Universe. <text:span text:style-name="T23">T</text:span>he body of the Universe that is static. Everything that has a form and can be sensed evolved out of this. <text:span text:style-name="T28">S</text:span>o subtle that it is beyond all perceptions. It can only be seen when it has become gross and has taken form. We are in the Universe and the Universe is in us. We are the effect and Universe is the cause and the cause manifests itself as the effect.</text:p>
      <text:p text:style-name="P70"/>
      <text:p text:style-name="P70"><text:span text:style-name="T3">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4">A</text:span>lso manifesting as the actions of the body, as thought force. <text:span text:style-name="T25">T</text:span>he Supreme Spirit.</text:p>
      <text:p text:style-name="P70"/>
      <text:p text:style-name="P70"><text:span text:style-name="T3">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70"/>
      <text:p text:style-name="P70"><text:span text:style-name="T3">Parabrahma</text:span> The Supreme Being in his Absolute aspect; beyond space and time. <text:span text:style-name="T26">T</text:span>he essence of the Universe that is with and without form. <text:span text:style-name="T27">The </text:span>Supreme creator.</text:p>
      <text:p text:style-name="P70"/>
      <text:p text:style-name="P70"><text:span text:style-name="T3">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70"/>
      <text:p text:style-name="P70"><text:span text:style-name="T3">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70"/>
      <text:p text:style-name="P70"><text:span text:style-name="T3">Sri Bhagavathi</text:span> The female aspect, which is characterized as the Supreme Intelligence in action, the Power (The Shakti). It is referred to the Mother Earth (Divine Mother) aspect of the creation.</text:p>
      <text:p text:style-name="P70"/>
      <text:p text:style-name="P70"><text:span text:style-name="T3">Sametha</text:span> Together or in communion with.</text:p>
      <text:p text:style-name="P70"/>
      <text:p text:style-name="P70"><text:span text:style-name="T3">Sri Bhagavathe</text:span> The Male aspect of the Creation, which is unchangeable and permanent.</text:p>
      <text:p text:style-name="P70"/>
      <text:p text:style-name="P70"><text:span text:style-name="T3">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p text:style-name="P67"/>
      <text:h text:style-name="Heading_20_3" text:outline-level="3"><text:soft-page-break/><text:span text:style-name="T3">Gayatri Mantra</text:span> <text:span text:style-name="T67">(Rig Veda / Sanskrit)</text:span></text:h>
      <text:p text:style-name="P137"><text:span text:style-name="T35">It means </text:span><text:span text:style-name="T63">"May all beings on earth reach enlightenment"</text:span><text:span text:style-name="T68"> </text:span></text:p>
      <text:p text:style-name="P96"/>
      <text:p text:style-name="P95"><text:span text:style-name="T33">A</text:span><text:span text:style-name="T32"> prayer of praise that awakens the vital energies and gives liberation and deliverance from ignorance. </text:span><text:span text:style-name="T34">This mantra is known to impart wisdom, understanding, and enlightenment. </text:span><text:span text:style-name="T68">This is said to be the oldest and most powerful of mantras, being thousands of years old. It purifies the person chanting it as well as the listener as it creates a tangible sense of well being in whoever comes across it. </text:span></text:p>
      <text:p text:style-name="P95"/>
      <text:p text:style-name="P112"><text:span text:style-name="T36">A</text:span><text:span text:style-name="T68">s with all mantras, the meaning of the Sanskrit words isn't as important as the effect the vibrations of the words have on the body and energy centers. </text:span></text:p>
      <text:p text:style-name="P94"/>
      <text:p text:style-name="P94"/>
      <text:p text:style-name="P94"/>
      <text:p text:style-name="P94"/>
      <text:p text:style-name="P94"/>
      <text:p text:style-name="P89">Om Bhuur-Bhuvah Swaha</text:p>
      <text:p text:style-name="P89">Om Tat-Savitur-Varennyam</text:p>
      <text:p text:style-name="P89">Bhargo Devasya Dhiimahi</text:p>
      <text:p text:style-name="P89">Dhiyo Yo Nah Pracodayaat</text:p>
      <text:p text:style-name="P89"/>
      <text:p text:style-name="P88"/>
      <text:p text:style-name="P86"><text:s text:c="4"/></text:p>
      <text:p text:style-name="P97"/>
      <text:p text:style-name="P129"/>
      <text:p text:style-name="P129">Meanings:</text:p>
      <text:p text:style-name="P97"/>
      <text:p text:style-name="P97">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97"/>
      <text:p text:style-name="P97"><text:span text:style-name="T43">That </text:span>Divine Illumination which pervades the <text:span text:style-name="T9">physical plane astral plane</text:span><text:span text:style-name="T3"> </text:span>and/or the <text:span text:style-name="T9">celestial plane. </text:span><text:span text:style-name="T10">That </text:span><text:span text:style-name="T9">which is the most adorable. </text:span>On that Divine Radiance we Meditate. May that Enlighten Our Intellect and Awaken our Spiritual Wisdom.</text:p>
      <text:p text:style-name="P98"><text:span text:style-name="T3"/></text:p>
      <text:p text:style-name="P98"><text:span text:style-name="T3"/></text:p>
      <text:p text:style-name="P98"><text:span text:style-name="T3"/></text:p>
      <text:p text:style-name="P98"><text:span text:style-name="T3"/></text:p>
      <text:p text:style-name="P98"><text:span text:style-name="T3"/></text:p>
      <text:p text:style-name="P98"><text:span text:style-name="T3"/></text:p>
      <text:p text:style-name="P98"><text:span text:style-name="T3"/></text:p>
      <text:p text:style-name="P91">Aum Bhoor Bhuwah Swaha</text:p>
      <text:p text:style-name="P91">Tat Savitur Varenyam </text:p>
      <text:p text:style-name="P91">Bhargo Devasaya Dheemahi </text:p>
      <text:p text:style-name="P91">Dhiyo Yo Naha Prachodayat</text:p>
      <text:p text:style-name="P90"><text:span text:style-name="T3"/></text:p>
      <text:p text:style-name="P101"><text:span text:style-name="T66"/></text:p>
      <text:p text:style-name="P101"><text:span text:style-name="T66"/></text:p>
      <text:p text:style-name="P101"><text:span text:style-name="T66"/></text:p>
      <text:p text:style-name="P101"><text:span text:style-name="T66"/></text:p>
      <text:p text:style-name="P101"><text:span text:style-name="T66"/></text:p>
      <text:p text:style-name="P101"><text:soft-page-break/><text:span text:style-name="T66">Om Bhur Bhuva Swaha</text:span> </text:p>
      <text:p text:style-name="P101"/>
      <text:p text:style-name="P101"><text:span text:style-name="T71">P</text:span>reamble to the main mantra; <text:span text:style-name="T73">m</text:span>eans that we invoke in our prayer and meditation the One who is our inspirer, our creator and who is the abode of supreme Joy. <text:s/>It also means, we invoke the earthly, physical world, the world of our mind, and the world of our soul.</text:p>
      <text:p text:style-name="P127"/>
      <text:p text:style-name="P102"><text:span text:style-name="T3">Om</text:span> <text:s text:c="7"/>Divine Illumination which pervades the </text:p>
      <text:p text:style-name="P87"><text:span text:style-name="T3">Aum</text:span> <text:s text:c="5"/>God/Brahma</text:p>
      <text:p text:style-name="P87"><text:span text:style-name="T3">Bhoor <text:s text:c="3"/></text:span>Pranic energy</text:p>
      <text:p text:style-name="P87"><text:span text:style-name="T3">Bhuwah</text:span> Destroyer of sufferings</text:p>
      <text:p text:style-name="P87"><text:span text:style-name="T3">Swaha</text:span> <text:s text:c="3"/>Happiness bestowing</text:p>
      <text:p text:style-name="P87"/>
      <text:p text:style-name="P103"><text:span text:style-name="T3">Bhu Loka </text:span><text:span text:style-name="T9">physical plane </text:span></text:p>
      <text:p text:style-name="P103"><text:span text:style-name="T3">Bhuvar Loka or Antariksha Loka </text:span><text:span text:style-name="T9">astral plane</text:span><text:span text:style-name="T3"> </text:span>and/or the </text:p>
      <text:p text:style-name="P103"><text:span text:style-name="T3">Suvar Loka or Swarga Loka </text:span><text:span text:style-name="T9">celestial plane </text:span></text:p>
      <text:p text:style-name="P104"/>
      <text:p text:style-name="P136">Tat Savitur Varenyam </text:p>
      <text:p text:style-name="P99"><text:span text:style-name="T3"/></text:p>
      <text:p text:style-name="P105"><text:span text:style-name="T3">That Savitr</text:span> Divine Illumination which is the Most Adorable</text:p>
      <text:p text:style-name="P106"><text:span text:style-name="T3">Tat</text:span> THAT, denoting t<text:span text:style-name="T44">h</text:span>e Supreme Being, <text:span text:style-name="T64">God or Spirit</text:span></text:p>
      <text:p text:style-name="P107"><text:span text:style-name="T3">Savitur</text:span> the radiating source of life with the brightness of the Sun. <text:span text:style-name="T64">Bright Sun/God (also a deva some call upon using this mantra)</text:span></text:p>
      <text:p text:style-name="P107"><text:span text:style-name="T3">Varenyam</text:span> most adorable, most desirable, <text:span text:style-name="T64">Greatest</text:span></text:p>
      <text:p text:style-name="P111"><text:span text:style-name="T38"/></text:p>
      <text:p text:style-name="P100"><text:span text:style-name="T38"/></text:p>
      <text:p text:style-name="P100"><text:span text:style-name="T41">Bhargo Devasya Deemah</text:span><text:span text:style-name="T42">i</text:span></text:p>
      <text:p text:style-name="P100"><text:span text:style-name="T3"/></text:p>
      <text:p text:style-name="P108"><text:span text:style-name="T3">Bhargo</text:span> luster and splendor; <text:span text:style-name="T64">Destroyer of misdeeds</text:span></text:p>
      <text:p text:style-name="P109"><text:span text:style-name="T3">Devasya</text:span> Divine or Supreme <text:span text:style-name="T70">God</text:span></text:p>
      <text:p text:style-name="P109"><text:span text:style-name="T3">Deemahi</text:span> “We meditate upon”; <text:span text:style-name="T64">Knowledge imparted/understood</text:span></text:p>
      <text:p text:style-name="P126"><text:span text:style-name="T3"/></text:p>
      <text:p text:style-name="P128"><text:span text:style-name="T39"/></text:p>
      <text:p text:style-name="P128"><text:span text:style-name="T39">Deeyo Yo Naha Prachodaya</text:span><text:span text:style-name="T40">t</text:span></text:p>
      <text:p text:style-name="P100"><text:span text:style-name="T3"/></text:p>
      <text:p text:style-name="P110"><text:span text:style-name="T3">Deeyo/</text:span><text:span text:style-name="T6">Dhiyo</text:span> our understanding of reality, our intellect, our intention; <text:span text:style-name="T64">Intelligence</text:span></text:p>
      <text:p text:style-name="P109"><text:span text:style-name="T3">Yo</text:span> He Who</text:p>
      <text:p text:style-name="P109"><text:span text:style-name="T3">Naha</text:span> Our. </text:p>
      <text:p text:style-name="P109"><text:span text:style-name="T3">Prachodayaat </text:span>May he Inspire, Guide; <text:span text:style-name="T64">Enlightenment</text:span></text:p>
      <text:p text:style-name="P126"><text:span text:style-name="T3"/></text:p>
      <text:p text:style-name="P85"><text:s text:c="5"/></text:p>
      <text:p text:style-name="P125"/>
      <text:p text:style-name="P36"/>
      <text:p text:style-name="P36"/>
      <text:p text:style-name="P36"/>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pan text:style-name="T3"/></text:p>
      <text:p text:style-name="P10"><text:soft-page-break/><text:span text:style-name="T3">TEYATA OM BEKANZE BEKANZE MAHA BEKANZE BEKANZE RADZA SAMUT GATE SO HA</text:span> (Healing)</text:p>
      <text:p text:style-name="P10"/>
      <text:p text:style-name="P55">“I invoke the healing buddha inside me by going all the way to the supreme heights to remove the pain of illness and spiritual ignorance.”</text:p>
      <text:p text:style-name="P55"/>
      <text:p text:style-name="P140"/>
      <text:p text:style-name="P93"/>
      <text:p text:style-name="P30"/>
      <text:p text:style-name="P44"><text:span text:style-name="T3">Om Purnam</text:span> (Shanti Mantra)</text:p>
      <text:p text:style-name="P44"/>
      <text:p text:style-name="P44">OM Purnamadah Purnamidam</text:p>
      <text:p text:style-name="P44">Purnat Purnamudachyate</text:p>
      <text:p text:style-name="P44">Purnasya Purnamadaya</text:p>
      <text:p text:style-name="P44">Purnamevavashishyat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30"><text:span text:style-name="T3">Teyata om..</text:span></text:p>
      <text:p text:style-name="P10">The practical purpose of spirituality is to help others deal with their various life issues. Sickness represents a major problem. Reciting this mantra may contribute to healing on many levels adding to the effectiveness of medical treatment and medicines.</text:p>
      <text:p text:style-name="P30"/>
      <text:p text:style-name="P140"/>
      <text:p text:style-name="P114"/>
      <text:p text:style-name="P78"><text:span text:style-name="T3">Om Purnam</text:span> (Shanti Mantra)</text:p>
      <text:p text:style-name="P44"/>
      <text:p text:style-name="P44">That is the whole.</text:p>
      <text:p text:style-name="P44">This is the whole.</text:p>
      <text:p text:style-name="P44">From wholeness emerges wholeness.</text:p>
      <text:p text:style-name="P44">Wholeness coming from wholeness,</text:p>
      <text:p text:style-name="P44">Wholeness still remains.</text:p>
      <text:p text:style-name="P44"/>
      <text:p text:style-name="P44"/>
      <text:p text:style-name="P44">"...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37"><text:soft-page-break/></text:p>
      <text:p text:style-name="P37"/>
      <text:p text:style-name="P37"/>
      <text:p text:style-name="P37"/>
      <text:p text:style-name="P7"><text:span text:style-name="T3">OM BENZA SATTO HUNG</text:span> (Purification)</text:p>
      <text:p text:style-name="P7"/>
      <text:p text:style-name="P7">Which is the short version of the 100 syllable Mantra:</text:p>
      <text:p text:style-name="P8"/>
      <text:p text:style-name="P7">OM BENZA SATVO SA MA YA MA NU PALA YA BHENZA SATTO TENO PA TISHTHA DRIDHO ME BHAWA SUTOKHAYO ME BHAWA SUPOKHAYO ME BHAWA ANURAKTO ME BHAWA SARVA SIDDHI ME PRAYACCHA SARVA KARMA SUTSA ME</text:p>
      <text:p text:style-name="P7">TSITTAM SHREYANG KURU HUNG HA HA HA HA HO BHAGWAN SARVA TATHAGATA BENZA MA ME MUCCHA BHENZE BHAWA MAHA SAMAYASATTVA AH HUNG PHET.</text:p>
      <text:p text:style-name="P25"/>
      <text:p text:style-name="P139"/>
      <text:p text:style-name="P37"/>
      <text:p text:style-name="P5"><text:span text:style-name="T3">OM GUM GANAPATAYEI NAMAHA</text:span> (Removing of Obstacles)</text:p>
      <text:p text:style-name="P2"/>
      <text:p text:style-name="P51">“Salutations to the remover of obstacles”</text:p>
      <text:p text:style-name="P2"/>
      <text:p text:style-name="P2">This sound formula assists us in the removal of obstacles. <text:span text:style-name="T52">T</text:span>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2"/>
      <text:p text:style-name="P2"/>
      <text:p text:style-name="P2"/>
      <text:p text:style-name="P2"/>
      <text:p text:style-name="P25"/>
      <text:p text:style-name="P25"/>
      <text:p text:style-name="P25"/>
      <text:p text:style-name="P25"/>
      <text:p text:style-name="P25"/>
      <text:p text:style-name="P7"><text:span text:style-name="T3">OM BENZA SATTO HUNG</text:span> </text:p>
      <text:p text:style-name="P2"/>
      <text:p text:style-name="P7"/>
      <text:p text:style-name="P7"/>
      <text:p text:style-name="P7">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3">H</text:span>elps <text:span text:style-name="T54">to </text:span>transform negative karma created over many lifetimes.</text:p>
      <text:p text:style-name="P25"/>
      <text:p text:style-name="P140"/>
      <text:p text:style-name="P114"/>
      <text:p text:style-name="P19"><text:span text:style-name="T3">OM GUM GANAPATAYEI NAMAHA</text:span> (Removing of Obstacles)</text:p>
      <text:p text:style-name="P2"/>
      <text:p text:style-name="P2"/>
      <text:p text:style-name="P31"/>
      <text:p text:style-name="P9"><text:span text:style-name="T3">Gum</text:span> the seed sound for Ganesh.</text:p>
      <text:p text:style-name="P9"/>
      <text:p text:style-name="P9"><text:span text:style-name="T3">Ganapati</text:span> another name for Ganesh - the Remover of Obstacles and the</text:p>
      <text:p text:style-name="P9">God of Oneness/Unity.</text:p>
      <text:p text:style-name="P9"/>
      <text:p text:style-name="P9"><text:span text:style-name="T3">Yei </text:span><text:span text:style-name="T9">a sound that activates shakti/energy.</text:span></text:p>
      <text:p text:style-name="P23"/>
      <text:p text:style-name="P23"/>
      <text:p text:style-name="P23"/>
      <text:p text:style-name="P23"/>
      <text:p text:style-name="P23"/>
      <text:p text:style-name="P23"/>
      <text:p text:style-name="P23"><text:soft-page-break/></text:p>
      <text:p text:style-name="P23"/>
      <text:p text:style-name="P23"/>
      <text:p text:style-name="P23"/>
      <text:p text:style-name="P2"><text:span text:style-name="T3">OM SHREE DHANVANTRE NAMAHA</text:span> (Healing)</text:p>
      <text:p text:style-name="P2"/>
      <text:p text:style-name="P51">“Salutations to the being and power of the Celestial Healer.”</text:p>
      <text:p text:style-name="P2"/>
      <text:p text:style-name="P29"/>
      <text:p text:style-name="P2"/>
      <text:p text:style-name="P2"/>
      <text:p text:style-name="P2"/>
      <text:p text:style-name="P2"/>
      <text:p text:style-name="P2"/>
      <text:p text:style-name="P2"/>
      <text:p text:style-name="P2"/>
      <text:p text:style-name="P140"/>
      <text:p text:style-name="P114"/>
      <text:p text:style-name="P114"/>
      <text:p text:style-name="P2"><text:span text:style-name="T3">OM NAMO BHAGAVATE VASUDEVAYA</text:span> (Liberation)</text:p>
      <text:p text:style-name="P2"/>
      <text:p text:style-name="P52">“Salutations to the Indweller who is omnipresent, omnipotent, immortal and divine. This mantra is called the Great Liberation Twelve-Syllable Mantra.“</text:p>
      <text:p text:style-name="P4"/>
      <text:p text:style-name="P29"/>
      <text:p text:style-name="P4"/>
      <text:p text:style-name="P4"/>
      <text:p text:style-name="P4"/>
      <text:p text:style-name="P4"/>
      <text:p text:style-name="P4"/>
      <text:p text:style-name="P4"/>
      <text:p text:style-name="P4"/>
      <text:p text:style-name="P4"/>
      <text:p text:style-name="P4"/>
      <text:p text:style-name="P2"/>
      <text:p text:style-name="P2"/>
      <text:p text:style-name="P2"/>
      <text:p text:style-name="P17"/>
      <text:p text:style-name="P29"/>
      <text:p text:style-name="P21"><text:span text:style-name="T3">Dhanvantari</text:span> is the celestial healer/physician - the patron saint of Ayurveda.<text:span text:style-name="T3"> </text:span><text:span text:style-name="T11">This </text:span>mantra helps us find the right path to healing, or directs us to the right health practitioner. <text:span text:style-name="T7">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28"/>
      <text:p text:style-name="P23"/>
      <text:p text:style-name="P140"/>
      <text:p text:style-name="P114"/>
      <text:p text:style-name="P18"/>
      <text:p text:style-name="P20"><text:span text:style-name="T3"/></text:p>
      <text:p text:style-name="P20"><text:span text:style-name="T3"/></text:p>
      <text:p text:style-name="P20"><text:span text:style-name="T3">Vasudeva</text:span> is the individual aspect of God that dwells inside of us.<text:span text:style-name="T3">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32"/>
      <text:p text:style-name="P32"/>
      <text:p text:style-name="P32"/>
      <text:p text:style-name="P32"/>
      <text:p text:style-name="P32"/>
      <text:p text:style-name="P32"/>
      <text:p text:style-name="P32"/>
      <text:p text:style-name="P32"><text:soft-page-break/></text:p>
      <text:p text:style-name="P32"/>
      <text:p text:style-name="P23"/>
      <text:p text:style-name="P23"/>
      <text:p text:style-name="P14"><text:span text:style-name="T3">OM MUNI MUNI MAHA MUNI SO HA</text:span> (Buddha)</text:p>
      <text:p text:style-name="P14"/>
      <text:p text:style-name="P56">“To the teacher, teacher, the great teacher, I pay homage.”</text:p>
      <text:p text:style-name="P14"/>
      <text:p text:style-name="P14"/>
      <text:p text:style-name="P76"/>
      <text:p text:style-name="P76"/>
      <text:p text:style-name="P141"/>
      <text:p text:style-name="P117"><text:span text:style-name="T37"/></text:p>
      <text:p text:style-name="P14"><text:span text:style-name="T37"/></text:p>
      <text:p text:style-name="P14"><text:span text:style-name="T37">TEYATA GATE GATE PARAGATE PARA SAMGATE BODHI SO HA</text:span><text:span text:style-name="T32"> </text:span>(Perfection)</text:p>
      <text:p text:style-name="P26"/>
      <text:p text:style-name="P56"><text:span text:style-name="T3">“</text:span>Gone, gone, gone far beyond to the awakened state.”</text:p>
      <text:p text:style-name="P56"/>
      <text:p text:style-name="P26"/>
      <text:p text:style-name="P141"/>
      <text:p text:style-name="P117"/>
      <text:p text:style-name="P33"/>
      <text:p text:style-name="P12"><text:span text:style-name="T3">OM AH RA PA TSA NA DHI DHI DHI.....</text:span> (Wisdom)</text:p>
      <text:p text:style-name="P12"/>
      <text:p text:style-name="P57">“Amidst the chaos, everything is pure by nature.”</text:p>
      <text:p text:style-name="P27"/>
      <text:p text:style-name="P56"/>
      <text:p text:style-name="P56"/>
      <text:p text:style-name="P56"/>
      <text:p text:style-name="P56"/>
      <text:p text:style-name="P56"/>
      <text:p text:style-name="P56"/>
      <text:p text:style-name="P56"/>
      <text:p text:style-name="P56"/>
      <text:p text:style-name="P56"/>
      <text:p text:style-name="P12"/>
      <text:p text:style-name="P12"/>
      <text:p text:style-name="P14"><text:span text:style-name="T3">OM MUNI MUNI MAHA MUNI SO HA</text:span></text:p>
      <text:p text:style-name="P26"/>
      <text:p text:style-name="P14">The path that takes us to enlightenment comprises the six arts of perfection. This mantra helps us to be generous, patient, conscientious, diligent, focused and wise.</text:p>
      <text:p text:style-name="P26"/>
      <text:p text:style-name="P26"/>
      <text:p text:style-name="P141"/>
      <text:p text:style-name="P117"/>
      <text:p text:style-name="P39">Teyata Gate..</text:p>
      <text:p text:style-name="P12"/>
      <text:p text:style-name="P14">The pinnacle of spiritual success is to achieve enlightenment. This depends on recognition of our potential. The mantra confirms that each of us has the capacity to replace ignorance with wisdom.</text:p>
      <text:p text:style-name="P26"/>
      <text:p text:style-name="P27"/>
      <text:p text:style-name="P141"/>
      <text:p text:style-name="P117"/>
      <text:p text:style-name="P27"/>
      <text:p text:style-name="P27">OM AH RA PA TSA NA DHI DHI DHI..... (Wisdom)</text:p>
      <text:p text:style-name="P27"/>
      <text:p text:style-name="P15">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15">guru.</text:p>
      <text:p text:style-name="P61"/>
      <text:p text:style-name="P27"/>
      <text:p text:style-name="P34"/>
      <text:p text:style-name="P34"><text:soft-page-break/></text:p>
      <text:p text:style-name="P34"/>
      <text:p text:style-name="P34"/>
      <text:p text:style-name="P34"/>
      <text:p text:style-name="P6"><text:span text:style-name="T3">OM SHANTI OM</text:span> (Peace)</text:p>
      <text:p text:style-name="P6"/>
      <text:p text:style-name="P6">Om Peace Om</text:p>
      <text:p text:style-name="P6"/>
      <text:p text:style-name="P6">No words needed!</text:p>
      <text:p text:style-name="P6"/>
      <text:p text:style-name="P142"/>
      <text:p text:style-name="P119"/>
      <text:p text:style-name="P45"/>
      <text:p text:style-name="P38">OM Shanti Shanti Shantihi</text:p>
      <text:p text:style-name="P45"/>
      <text:p text:style-name="P45">OM, peace (within), peace (with each other), peace (universal).</text:p>
      <text:p text:style-name="P38"/>
      <text:p text:style-name="P45">Peace in my heart, peace with each other, peace in the cosmos.</text:p>
      <text:p text:style-name="P38"/>
      <text:p text:style-name="P142"/>
      <text:p text:style-name="P119"/>
      <text:p text:style-name="P7"><text:span text:style-name="T3">OM MANI PADME HUM</text:span> (Compassion) </text:p>
      <text:p text:style-name="P7"/>
      <text:p text:style-name="P54">“Hail to the Jewel in the Lotus.”</text:p>
      <text:p text:style-name="P54"/>
      <text:p text:style-name="P7">Our potential is cultivated through confidence that the suffering of others can be eradicated. This produces unshakable self - belief and inner beauty.</text:p>
      <text:p text:style-name="P25"/>
      <text:p text:style-name="P142"/>
      <text:p text:style-name="P119"/>
      <text:p text:style-name="P13"><text:span text:style-name="T3">OM RADHA KRISHNAYA NAMAHA</text:span> (Joy and Bliss)</text:p>
      <text:p text:style-name="P13"/>
      <text:p text:style-name="P13">When we tune into Radha – the bliss aspect of the divine – we can experience extreme joy and bliss and this can ultimately lead to the realization of Krishna – of divinity. </text:p>
      <text:p text:style-name="P13"/>
      <text:p text:style-name="P13">Radha and Krishna are the divine manifestation of the sacred union of masculine and feminin<text:span text:style-name="T8">e</text:span>.</text:p>
      <text:p text:style-name="P2"><text:span text:style-name="T3">OM SHREEM MAHALAKSHMIYEI NAMAHA </text:span>(Abundance)</text:p>
      <text:p text:style-name="P4"/>
      <text:p text:style-name="P52">“Salutations to that heart centered and great Lakshmi. May you pour forth your blessings upon me.” </text:p>
      <text:p text:style-name="P4"/>
      <text:p text:style-name="P4"><text:span text:style-name="T3">Shreem</text:span> is the seed sound for the principle of abundance of which the goddess Lakshmi is the personification. </text:p>
      <text:p text:style-name="P4"/>
      <text:p text:style-name="P4"><text:span text:style-name="T3">Maha</text:span> means great and this means not only in quantity but also in quality. Abundance - that is in harmony with the divine law. </text:p>
      <text:p text:style-name="P4"/>
      <text:p text:style-name="P4"><text:span text:style-name="T3">Lakshmi</text:span> is the goddess of wealth and prosperity – both spiritual and material. Invoking her through her name can bring tremendous creative energy.</text:p>
      <text:p text:style-name="P142"/>
      <text:p text:style-name="P119"/>
      <text:p text:style-name="P2"><text:span text:style-name="T3">OM KAMA PUJITAYEI NAMAHA</text:span> (Sacred Love-Making)</text:p>
      <text:p text:style-name="P2"/>
      <text:p text:style-name="P51">“Salutations to divine worship in the form of love making.”</text:p>
      <text:p text:style-name="P51"/>
      <text:p text:style-name="P2">You can use this mantra to bring more sacredness into love-making. Chanting it with each other before the act of love making will bring a whole new quality - honouring each other as the goddesses and gods we are.</text:p>
      <text:p text:style-name="P142"/>
      <text:p text:style-name="P119"/>
      <text:p text:style-name="P23"/>
      <text:p text:style-name="P16"><text:span text:style-name="T3">OM ZAMBALA ZA LEN RAYE SO HA</text:span> (Prosperity)</text:p>
      <text:p text:style-name="P16"/>
      <text:p text:style-name="P58">“I pay homage to the god of fortune.”</text:p>
      <text:p text:style-name="P58"><text:soft-page-break/></text:p>
      <text:p text:style-name="P16">Without material comforts humans face difficulty in finding happiness so this mantra calls for wealth energy to be created. It can help one to find success in work or business.</text:p>
      <text:p text:style-name="P2"><text:span text:style-name="T3">OM TARE TU TARE TURE MAMA AH YUH PUNE JANA PUTIM KURU SO HA</text:span> (White Tara)</text:p>
      <text:p text:style-name="P2"/>
      <text:p text:style-name="P53">The liberator of suffering shines light upon me to create an abundance of merit and wisdom for long life and happiness. </text:p>
      <text:p text:style-name="P53"/>
      <text:p text:style-name="P11">Long life and good health for oneself and others is sought through recitation of this mantra thus making one’s life and particularly the spiritual journey meaningful.</text:p>
      <text:p text:style-name="P142"/>
      <text:p text:style-name="P119"/>
      <text:p text:style-name="P42"><text:span text:style-name="T3">Saraswati Mantra</text:span> (Music and Learning)</text:p>
      <text:p text:style-name="P42"/>
      <text:p text:style-name="P42">OM Eim Saraswatyei Namaha</text:p>
      <text:p text:style-name="P42"/>
      <text:p text:style-name="P42">OM and salutations to Saraswati, the goddess of music, poetry, the arts,</text:p>
      <text:p text:style-name="P42">education, learning and divine speech.</text:p>
      <text:p text:style-name="P42"/>
      <text:p text:style-name="P42">This mantra opens us towards education, learning, and the artistic</text:p>
      <text:p text:style-name="P42">world of music and poetry. Whenever you find yourself moved to tears</text:p>
      <text:p text:style-name="P42">by a piece of music, or touched by the words of the great poets and</text:p>
      <text:p text:style-name="P42">sages, you are in the presence of Saraswati. We offer this mantra as a</text:p>
      <text:p text:style-name="P42">gift to our children, that they may be at ease while learning the wonders</text:p>
      <text:p text:style-name="P42">of this unfolding mystery of Life.</text:p>
      <text:p text:style-name="P142"/>
      <text:p text:style-name="P119"/>
      <text:p text:style-name="P47"><text:span text:style-name="T3">Kala Mantra</text:span> (Perfect Timing)</text:p>
      <text:p text:style-name="P47"/>
      <text:p text:style-name="P60"><text:span text:style-name="T47">“S</text:span>alutations to the Knower of the right time.”</text:p>
      <text:p text:style-name="P60"/>
      <text:p text:style-name="P47">OM Kala Vide Namaha</text:p>
      <text:p text:style-name="P47"/>
      <text:p text:style-name="P47"><text:span text:style-name="T47">O</text:span>pens us to synchronicity and balance, so that all our actions become perfectly timed, rooted in the present moment of innocent wonder.</text:p>
      <text:p text:style-name="P42"><text:span text:style-name="T3">Narayana Mantra</text:span> (Divine Spirit)</text:p>
      <text:p text:style-name="P42">OM Namo Narayanaya</text:p>
      <text:p text:style-name="P42"/>
      <text:p text:style-name="P42">I bow down to the divine spirit.</text:p>
      <text:p text:style-name="P42"/>
      <text:p text:style-name="P42"><text:span text:style-name="T48">S</text:span>alutes the all-pervading aspect of the Great Spirit that is</text:p>
      <text:p text:style-name="P42">anchored in our hearts and the hearts of all beings. <text:span text:style-name="T49">D</text:span>estroys barriers,</text:p>
      <text:p text:style-name="P42">obstacles, afflictions, and difficulties. <text:span text:style-name="T50">L</text:span>eads us to self-realisation.</text:p>
      <text:p text:style-name="P42">Traditionally chanted to assist the dying as they make their transition,</text:p>
      <text:p text:style-name="P42">the mantra asks prayerfully, that we may all merge into the grace of</text:p>
      <text:p text:style-name="P46">divine light.</text:p>
      <text:p text:style-name="P142"/>
      <text:p text:style-name="P121"/>
      <text:p text:style-name="P42"><text:span text:style-name="T3">Pashupati Mantra</text:span> (Blessing the Animals)</text:p>
      <text:p text:style-name="P42"/>
      <text:p text:style-name="P59">“Salutations to the Lord of Animals.”</text:p>
      <text:p text:style-name="P43"/>
      <text:p text:style-name="P42">OM Pashupatayei Namaha</text:p>
      <text:p text:style-name="P42"/>
      <text:p text:style-name="P42">With this mantra we consciously attune ourselves to our beloved fellow travellers of the Animal Kingdom.</text:p>
      <text:p text:style-name="P142"/>
      <text:p text:style-name="P119"/>
      <text:p text:style-name="P40">Sources</text:p>
      <text:p text:style-name="P64"/>
      <text:p text:style-name="P64"><text:span text:style-name="T55">The mantras and their explanations have been collected from various sources over time. </text:span>This is work in progress, <text:span text:style-name="T51">and made for private purposes to support mantra recitation</text:span>. Other sources may have been used and will be added where appropriate.</text:p>
      <text:p text:style-name="P64"/>
      <text:p text:style-name="P62"><text:soft-page-break/>Deva Premal. Mantras for precarious times. </text:p>
      <text:p text:style-name="P62">Deva Premal. Tibetan mantras turbulent times</text:p>
      <text:p text:style-name="P63">Deva Premal &amp; Miten with Manose. Mantras for Life.</text:p>
      <text:p text:style-name="P63"/>
      <text:p text:style-name="P41">RANDOM STUFF TO BE ORGANIZED</text:p>
      <text:p text:style-name="P63"/>
      <text:p text:style-name="P122">Om Namo Narayana</text:p>
      <text:p text:style-name="P79"/>
      <text:p text:style-name="P79"><text:s text:c="4"/>I bow to the divine</text:p>
      <text:p text:style-name="P79"/>
      <text:p text:style-name="P79"/>
      <text:p text:style-name="P143"/>
      <text:p text:style-name="P82"/>
      <text:p text:style-name="P79"/>
      <text:p text:style-name="P122">Om Namo Bhagavate Vasudevaya</text:p>
      <text:p text:style-name="P79"/>
      <text:p text:style-name="P79"><text:s text:c="4"/>Salutations to the Indweller who is omnipresent, omnipotent, immortal and divine.</text:p>
      <text:p text:style-name="P79"/>
      <text:p text:style-name="P144"/>
      <text:p text:style-name="P83"/>
      <text:p text:style-name="P122">Om Namah Shivaya</text:p>
      <text:p text:style-name="P122"/>
      <text:p text:style-name="P79"><text:s text:c="4"/>Om Namah Shivaaya</text:p>
      <text:p text:style-name="P79"><text:s text:c="4"/>Shivaaya namaha, Shivaaya namah om</text:p>
      <text:p text:style-name="P79"><text:s text:c="4"/>Shivaaya namaha, namaha Shivaaya</text:p>
      <text:p text:style-name="P79"><text:s text:c="4"/>Shambhu Shankara namah Shivaaya, Girijaa Shankara namah Shivaaya</text:p>
      <text:p text:style-name="P79"><text:s text:c="4"/>(Arunaachala Shiva namah Shivaaya)</text:p>
      <text:p text:style-name="P79"/>
      <text:p text:style-name="P79"><text:s text:c="4"/>Salutations to Shiva,</text:p>
      <text:p text:style-name="P79"><text:s text:c="4"/>Praise Shiva of the sacred Arunachal hills.</text:p>
      <text:p text:style-name="P120"/>
      <text:p text:style-name="P144"/>
      <text:p text:style-name="P83"/>
      <text:p text:style-name="P123"/>
      <text:p text:style-name="P123"/>
      <text:p text:style-name="P123"/>
      <text:p text:style-name="P123"/>
      <text:p text:style-name="P123">Om Mata Om Kali</text:p>
      <text:p text:style-name="P122"/>
      <text:p text:style-name="P79"><text:s text:c="4"/>Om Mata Om Kali</text:p>
      <text:p text:style-name="P79"><text:s text:c="4"/>Durga Devi Namo Namaha</text:p>
      <text:p text:style-name="P79"><text:s text:c="4"/>Om Mata Om Kali</text:p>
      <text:p text:style-name="P79"><text:s text:c="4"/>Durga Devi Namo Namaha</text:p>
      <text:p text:style-name="P79"><text:s text:c="4"/>Shakti Kundalini Jagadumbe Mata</text:p>
      <text:p text:style-name="P79"><text:s text:c="4"/>He Shakti Kundalini Jagadumbe Mata</text:p>
      <text:p text:style-name="P79"><text:s text:c="4"/>Hey Ma Durga Hey Ma Durgaya</text:p>
      <text:p text:style-name="P79"><text:s text:c="4"/>Hey Ma Durga Hey Ma Durgaya</text:p>
      <text:p text:style-name="P79"><text:s text:c="4"/>Jagadumbe Jagadumbe Jai Jai Ma</text:p>
      <text:p text:style-name="P79"/>
      <text:p text:style-name="P79"><text:s text:c="4"/>I bow unto the Divine Mother</text:p>
      <text:p text:style-name="P79"><text:s text:c="4"/>and Her many feminine aspects-</text:p>
      <text:p text:style-name="P79"><text:s text:c="4"/>Kali, remover of delusion</text:p>
      <text:p text:style-name="P79"><text:s text:c="4"/>and ingnorance, Divine Goddess</text:p>
      <text:p text:style-name="P79"><text:s text:c="4"/>Durga, Shakti universal life force</text:p>
      <text:p text:style-name="P79"><text:s text:c="4"/>and consort to Shiva, and the</text:p>
      <text:p text:style-name="P79"><text:s text:c="4"/>Goddess energy that rises within us</text:p>
      <text:p text:style-name="P79"><text:s text:c="4"/>Praise to the Mother of the World!</text:p>
      <text:p text:style-name="P79"><text:s text:c="4"/>More Information:</text:p>
      <text:p text:style-name="P79"/>
      <text:p text:style-name="P79"><text:s text:c="4"/>Mantra and translation courtesy of: http://amidarecords.com/jaya.html</text:p>
      <text:p text:style-name="P144"/>
      <text:p text:style-name="P123"/>
      <text:p text:style-name="P83"/>
      <text:p text:style-name="P122">Om Mani Padme Hum</text:p>
      <text:p text:style-name="P79"><text:s text:c="4"/>Source: Karandavyuha Sutra</text:p>
      <text:p text:style-name="P79"/>
      <text:p text:style-name="P79"><text:s text:c="4"/>OM: Undescribable original(primal) essence(sound)</text:p>
      <text:p text:style-name="P79"><text:soft-page-break/><text:s text:c="4"/>Mani: The jewel (method)</text:p>
      <text:p text:style-name="P79"><text:s text:c="4"/>Padma: Lotus (wisdom)</text:p>
      <text:p text:style-name="P79"><text:s text:c="4"/>Hum: Indivisibility</text:p>
      <text:p text:style-name="P79"/>
      <text:p text:style-name="P79"><text:s text:c="4"/>Loose translation: Om, the jewel (method) in the lotus (wisdom), indivisible.</text:p>
      <text:p text:style-name="P79"/>
      <text:p text:style-name="P79"><text:s text:c="4"/>Shakyamuni Buddha himself said about this mantra ""This is the most beneficial mantra. Even I made this aspiration to all the million Buddhas and subsequently received this teaching from Buddha Amitabha." <text:s text:c="4"/></text:p>
      <text:p text:style-name="P79"/>
      <text:p text:style-name="P79"><text:s text:c="4"/>Some effects as given by Lama Thubken Trinley:</text:p>
      <text:p text:style-name="P79"/>
      <text:p text:style-name="P79"><text:s text:c="4"/>"These are the six syllables which prevent rebirth into the six realms of cyclic existence. It translates literally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79"/>
      <text:p text:style-name="P79"><text:s text:c="4"/>Some effects as given by H.H. The 14th Dalai Lama:</text:p>
      <text:p text:style-name="P79"/>
      <text:p text:style-name="P79"><text:s text:c="4"/>"It is very good to recite the mantra Om mani padme hum, but while you are doing it, you should be thinking on its meaning, for the meaning of the six syllables is great and vast... The first, Om [...] symbolizes the practitioner's impure body, speech, and mind; it also symbolizes the pure exalted body, speech, and mind of a Buddha[...]" </text:p>
      <text:p text:style-name="P79"/>
      <text:p text:style-name="P79"><text:s text:c="4"/>"The path is indicated by the next four syllables. Mani, meaning jewel, symbolizes the factors of method: (the) altruistic intention to become enlightened, compassion, and love.[...]" </text:p>
      <text:p text:style-name="P79"/>
      <text:p text:style-name="P79"><text:s text:c="4"/>"The two syllables, padme, meaning lotus, symbolize wisdom[...]" </text:p>
      <text:p text:style-name="P79"/>
      <text:p text:style-name="P79"><text:s text:c="4"/>"Purity must be achieved by an indivisible unity of method and wisdom, symbolized by the final syllable hum, which indicates indivisibility[...]" </text:p>
      <text:p text:style-name="P79"/>
      <text:p text:style-name="P79"><text:s text:c="4"/>"Thus the six syllables, om mani padme hum, mean that in dependence on the practice of a path which is an indivisible union of method and wisdom, you can transform your impure body, speech, and mind into the pure exalted body, speech, and mind of a Buddha[...]"</text:p>
      <text:p text:style-name="P79"/>
      <text:p text:style-name="P145"/>
      <text:p text:style-name="P84"/>
      <text:p text:style-name="P122">Moola Mantra</text:p>
      <text:p text:style-name="P122"/>
      <text:p text:style-name="P79"><text:s text:c="4"/>Om Satchitananda Parabrahma</text:p>
      <text:p text:style-name="P79"/>
      <text:p text:style-name="P79"><text:s text:c="4"/>Purushothama Paramatama</text:p>
      <text:p text:style-name="P79"/>
      <text:p text:style-name="P79"><text:s text:c="4"/>Sri Bhagavati Sametha</text:p>
      <text:p text:style-name="P79"/>
      <text:p text:style-name="P79"><text:s text:c="4"/>Sri Bhagavate Namaha</text:p>
      <text:p text:style-name="P79"/>
      <text:p text:style-name="P79"><text:s text:c="4"/>Hari om tat sat</text:p>
      <text:p text:style-name="P79"/>
      <text:p text:style-name="P79"><text:s text:c="4"/>Hari om tat sat</text:p>
      <text:p text:style-name="P79"/>
      <text:p text:style-name="P79"><text:s text:c="4"/>Hari om tat sat</text:p>
      <text:p text:style-name="P79"/>
      <text:p text:style-name="P79"><text:s text:c="4"/>Hari om tat sat</text:p>
      <text:p text:style-name="P79"/>
      <text:p text:style-name="P79"/>
      <text:p text:style-name="P79"><text:s text:c="4"/>Oh Divine Force, Spirit of All</text:p>
      <text:p text:style-name="P79"/>
      <text:p text:style-name="P79"><text:s text:c="4"/>Creation, Highest Personality,</text:p>
      <text:p text:style-name="P79"/>
      <text:p text:style-name="P79"><text:soft-page-break/><text:s text:c="4"/>Divine Presence, manifest in</text:p>
      <text:p text:style-name="P79"/>
      <text:p text:style-name="P79"><text:s text:c="4"/>every living being.</text:p>
      <text:p text:style-name="P79"/>
      <text:p text:style-name="P79"><text:s text:c="4"/>Supreme Soul manifested as the</text:p>
      <text:p text:style-name="P79"/>
      <text:p text:style-name="P79"><text:s text:c="4"/>Divine Mother and as the Divine</text:p>
      <text:p text:style-name="P79"/>
      <text:p text:style-name="P79"><text:s text:c="4"/>Father.</text:p>
      <text:p text:style-name="P79"/>
      <text:p text:style-name="P79"><text:s text:c="4"/>I bow in deepest reverence.</text:p>
      <text:p text:style-name="P79"/>
      <text:p text:style-name="P79"><text:s text:c="4"/>I bow in deepest reverence.</text:p>
      <text:p text:style-name="P79"/>
      <text:p text:style-name="P145"/>
      <text:p text:style-name="P84"/>
      <text:p text:style-name="P84"/>
      <text:p text:style-name="P79"/>
      <text:p text:style-name="P122"><text:s text:c="4"/>Hari om shiva om</text:p>
      <text:p text:style-name="P122"/>
      <text:p text:style-name="P122"><text:s text:c="4"/>Shiva om hari om</text:p>
      <text:p text:style-name="P79"/>
      <text:p text:style-name="P79"><text:s text:c="4"/>Hari is another name of Lord Vishnu.</text:p>
      <text:p text:style-name="P79"/>
      <text:p text:style-name="P79"><text:s text:c="4"/>Can also be translated as The Remover</text:p>
      <text:p text:style-name="P79"/>
      <text:p text:style-name="P79"><text:s text:c="4"/>of ego. Universal mantra of cosmic</text:p>
      <text:p text:style-name="P79"/>
      <text:p text:style-name="P79"><text:s text:c="4"/>vibration.</text:p>
      <text:p text:style-name="P79"><text:s text:c="4"/>(Manish Vyas/ Miten)</text:p>
      <text:p text:style-name="P79"/>
      <text:p text:style-name="P145"/>
      <text:p text:style-name="P84"/>
      <text:p text:style-name="P79"/>
      <text:p text:style-name="P79"/>
      <text:p text:style-name="P79"/>
      <text:p text:style-name="P79"/>
      <text:p text:style-name="P79"/>
      <text:p text:style-name="P122"><text:s text:c="4"/>Hari Om Tat Sat</text:p>
      <text:p text:style-name="P79"/>
      <text:p text:style-name="P79"><text:s text:c="4"/>Lord Vishnu is the absolute truth.</text:p>
      <text:p text:style-name="P79"/>
      <text:p text:style-name="P79"><text:s text:c="4"/>Mantra and translation courtesy of: http://en.wikipedia.org/wiki/Om_Tat_Sat</text:p>
      <text:p text:style-name="P79"/>
      <text:p text:style-name="P145"/>
      <text:p text:style-name="P124"/>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46"><text:span text:style-name="T59">Ancient Aramaic prayer</text:span><text:span text:style-name="T58"><text:line-break/></text:span></text:p>
      <text:p text:style-name="P146"><text:span text:style-name="T58"/></text:p>
      <text:p text:style-name="P152"><text:span text:style-name="T57">Abwûn d'bwaschmâja</text:span></text:p>
      <text:p text:style-name="P152"><text:span text:style-name="T57"/></text:p>
      <text:p text:style-name="P152"><text:span text:style-name="T57"/></text:p>
      <text:p text:style-name="P152"><text:span text:style-name="T57">Nethkâdasch schmach</text:span></text:p>
      <text:p text:style-name="P151"><text:span text:style-name="T57"/></text:p>
      <text:p text:style-name="P151"><text:span text:style-name="T57">Têtê malkuthach.</text:span></text:p>
      <text:p text:style-name="P151"><text:span text:style-name="T57"/></text:p>
      <text:p text:style-name="P151"><text:span text:style-name="T57">Nehwê tzevjânach aikâna d'bwaschmâja af b'arha.</text:span></text:p>
      <text:p text:style-name="P153"><text:span text:style-name="T57"/></text:p>
      <text:p text:style-name="P153"><text:span text:style-name="T57"/></text:p>
      <text:p text:style-name="P153"><text:span text:style-name="T57">Hawvlân lachma d'sûnkanân jaomâna.<text:line-break/></text:span></text:p>
      <text:p text:style-name="P153"><text:span text:style-name="T57">Waschboklân chaubên wachtahên aikâna<text:line-break/>daf chnân schwoken l'chaijabên.<text:line-break/></text:span></text:p>
      <text:p text:style-name="P151"><text:span text:style-name="T57">Wela tachlân l'nesjuna<text:line-break/></text:span></text:p>
      <text:p text:style-name="P151"><text:span text:style-name="T57"/></text:p>
      <text:p text:style-name="P151"><text:span text:style-name="T57">ela patzân min bischa.<text:line-break/></text:span></text:p>
      <text:p text:style-name="P151"><text:span text:style-name="T57"/></text:p>
      <text:p text:style-name="P151"><text:span text:style-name="T57">Metol dilachie malkutha wahaila wateschbuchta l'ahlâm almîn.<text:line-break/></text:span></text:p>
      <text:p text:style-name="P151"><text:span text:style-name="T57"/></text:p>
      <text:p text:style-name="P151"><text:span text:style-name="T57"/></text:p>
      <text:p text:style-name="P151"><text:span text:style-name="T57">Amên.<text:line-break/></text:span><text:soft-page-break/></text:p>
      <text:p text:style-name="P151"><text:span text:style-name="T57"/></text:p>
      <text:p text:style-name="P149"><text:span text:style-name="T57"/></text:p>
      <text:p text:style-name="P150"><text:span text:style-name="T60">Ancient Aramaic prayer</text:span></text:p>
      <text:p text:style-name="P150"><text:span text:style-name="T62"/></text:p>
      <text:p text:style-name="P150"><text:span text:style-name="T62"/></text:p>
      <text:p text:style-name="P154"><text:span text:style-name="T57">Oh </text:span>Thou<text:span text:style-name="T57">, from whom the breath of life comes,<text:line-break/>who fills all realms of sound, light and vibration.</text:span> </text:p>
      <text:p text:style-name="P154"><text:span text:style-name="T57"/></text:p>
      <text:p text:style-name="P154"><text:span text:style-name="T57">May Your light be experienced in my utmost holiest.</text:span> </text:p>
      <text:p text:style-name="P154"><text:span text:style-name="T57"/></text:p>
      <text:p text:style-name="P154"><text:span text:style-name="T57">Your Heavenly Domain approaches.</text:span> </text:p>
      <text:p text:style-name="P154"><text:span text:style-name="T57"/></text:p>
      <text:p text:style-name="P154"><text:span text:style-name="T57">Let Your will come true - in the universe (all that vibrates)<text:line-break/>just as on earth (that is material and dense).</text:span> </text:p>
      <text:p text:style-name="P138"><text:span text:style-name="T57"/></text:p>
      <text:p text:style-name="P138"><text:span text:style-name="T57">Give us wisdom (understanding, assistance) for our daily need,</text:span> </text:p>
      <text:p text:style-name="P138"><text:span text:style-name="T57"/></text:p>
      <text:p text:style-name="P154"><text:span text:style-name="T57">detach the fetters of faults that bind us, (karma)<text:line-break/>like we let go the guilt of others.</text:span> </text:p>
      <text:p text:style-name="P155"><text:span text:style-name="T57"/></text:p>
      <text:p text:style-name="P155"><text:span text:style-name="T57">Let us not be lost in superficial things (materialism, common temptations),</text:span> </text:p>
      <text:p text:style-name="P155"><text:span text:style-name="T57"/></text:p>
      <text:p text:style-name="P155"><text:span text:style-name="T57">but let us be freed from that what keeps us off from our true purpose.</text:span> </text:p>
      <text:p text:style-name="P155"><text:span text:style-name="T57"/></text:p>
      <text:p text:style-name="P155"><text:span text:style-name="T57">From You comes the all-working will, the lively strength to act,<text:line-break/>the song that beautifies all and renews itself from age to age.</text:span> </text:p>
      <text:p text:style-name="P155"><text:span text:style-name="T57"/></text:p>
      <text:p text:style-name="P147"><text:span text:style-name="T61">Sealed in trust, faith and truth.<text:line-break/>(I confirm with my entire being)</text:span><text:span text:style-name="T32"> </text:span></text:p>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8-22T11:23:57.747371438</dc:date>
    <meta:editing-duration>PT17H40M20S</meta:editing-duration>
    <meta:editing-cycles>339</meta:editing-cycles>
    <meta:generator>LibreOffice/4.4.2.2$Linux_X86_64 LibreOffice_project/40m0$Build-2</meta:generator>
    <meta:document-statistic meta:table-count="0" meta:image-count="0" meta:object-count="0" meta:page-count="16" meta:paragraph-count="310" meta:word-count="4293" meta:character-count="26206" meta:non-whitespace-character-count="21742"/>
  </office:meta>
</office:document-meta>
</file>